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85mm"/>
    </style:style>
    <style:style style:name="co2" style:family="table-column">
      <style:table-column-properties fo:break-before="auto" style:column-width="50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2.58mm"/>
    </style:style>
    <style:style style:name="co5" style:family="table-column">
      <style:table-column-properties fo:break-before="auto" style:column-width="28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8.0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4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ions vs expansions" table:style-name="ta1">
        <table:shapes>
          <draw:frame draw:z-index="0" draw:style-name="gr1" draw:text-style-name="P1" svg:width="214.15mm" svg:height="111.97mm" svg:x="170.41mm" svg:y="77.78mm">
            <loext:p draw:notify-on-update-of-ranges="'Actions vs expansions'.F1:'Actions vs expansions'.F1 'Actions vs expansions'.G1:'Actions vs expansions'.J1 'Actions vs expansions'.F2:'Actions vs expansions'.F2 'Actions vs expansions'.G2:'Actions vs expansions'.J2 'Actions vs expansions'.F3:'Actions vs expansions'.F3 'Actions vs expansions'.G3:'Actions vs expansions'.J3 'Actions vs expansions'.F4:'Actions vs expansions'.F4 'Actions vs expansions'.G4:'Actions vs expansions'.J4 'Actions vs expansions'.F5:'Actions vs expansions'.F5 'Actions vs expansions'.G5:'Actions vs expansions'.J5 'Actions vs expansions'.F6:'Actions vs expansions'.F6 'Actions vs expansions'.G6:'Actions vs expansions'.J6 'Actions vs expansions'.F7:'Actions vs expansions'.F7 'Actions vs expansions'.G7:'Actions vs expansions'.J7 'Actions vs expansions'.F8:'Actions vs expansions'.F8 'Actions vs expansions'.G8:'Actions vs expansions'.J8 'Actions vs expansions'.F9:'Actions vs expansions'.F9 'Actions vs expansions'.G9:'Actions vs expansions'.J9 'Actions vs expansions'.F10:'Actions vs expansions'.F10 'Actions vs expansions'.G10:'Actions vs expansions'.J10 'Actions vs expansions'.F11:'Actions vs expansions'.F11 'Actions vs expansions'.G11:'Actions vs expansions'.J11 'Actions vs expansions'.F12:'Actions vs expansions'.F12 'Actions vs expansions'.G12:'Actions vs expansions'.J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4.15mm" svg:height="111.97mm" svg:x="170.86mm" svg:y="199.26mm">
            <loext:p draw:notify-on-update-of-ranges="'Actions vs expansions'.G1:'Actions vs expansions'.J1 'Actions vs expansions'.G1:'Actions vs expansions'.J1 'Actions vs expansions'.F2:'Actions vs expansions'.F2 'Actions vs expansions'.G2:'Actions vs expansions'.J2 'Actions vs expansions'.G1:'Actions vs expansions'.J1 'Actions vs expansions'.F3:'Actions vs expansions'.F3 'Actions vs expansions'.G3:'Actions vs expansions'.J3 'Actions vs expansions'.G1:'Actions vs expansions'.J1 'Actions vs expansions'.F4:'Actions vs expansions'.F4 'Actions vs expansions'.G4:'Actions vs expansions'.J4 'Actions vs expansions'.G1:'Actions vs expansions'.J1 'Actions vs expansions'.F5:'Actions vs expansions'.F5 'Actions vs expansions'.G5:'Actions vs expansions'.J5 'Actions vs expansions'.G1:'Actions vs expansions'.J1 'Actions vs expansions'.F6:'Actions vs expansions'.F6 'Actions vs expansions'.G6:'Actions vs expansions'.J6 'Actions vs expansions'.G1:'Actions vs expansions'.J1 'Actions vs expansions'.F7:'Actions vs expansions'.F7 'Actions vs expansions'.G7:'Actions vs expansions'.J7 'Actions vs expansions'.G1:'Actions vs expansions'.J1 'Actions vs expansions'.F8:'Actions vs expansions'.F8 'Actions vs expansions'.G8:'Actions vs expansions'.J8 'Actions vs expansions'.G1:'Actions vs expansions'.J1 'Actions vs expansions'.F9:'Actions vs expansions'.F9 'Actions vs expansions'.G9:'Actions vs expansions'.J9 'Actions vs expansions'.G1:'Actions vs expansions'.J1 'Actions vs expansions'.F10:'Actions vs expansions'.F10 'Actions vs expansions'.G10:'Actions vs expansions'.J10 'Actions vs expansions'.G1:'Actions vs expansions'.J1 'Actions vs expansions'.F11:'Actions vs expansions'.F11 'Actions vs expansions'.G11:'Actions vs expansions'.J11 'Actions vs expansions'.G1:'Actions vs expansions'.J1 'Actions vs expansions'.F12:'Actions vs expansions'.F12 'Actions vs expansions'.G12:'Actions vs expansions'.J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Heuristic</text:p>
          </table:table-cell>
          <table:table-cell table:style-name="ce1" office:value-type="string" calcext:value-type="string">
            <text:p>Actions</text:p>
          </table:table-cell>
          <table:table-cell table:style-name="ce4" office:value-type="string" calcext:value-type="string">
            <text:p>Expansions</text:p>
          </table:table-cell>
          <table:table-cell/>
          <table:table-cell table:style-name="ce6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6" office:value-type="string" calcext:value-type="string">
            <text:p>breadth_first_search 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14663" calcext:value-type="float">
            <text:p>14663</text:p>
          </table:table-cell>
          <table:table-cell table:style-name="ce4" office:value-type="float" office:value="99736" calcext:value-type="float">
            <text:p>997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depth_first_graph_search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25174" calcext:value-type="float">
            <text:p>251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4" office:value-type="string" calcext:value-type="string">
            <text:p>uniform_cost_search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154" calcext:value-type="float">
            <text:p>5154</text:p>
          </table:table-cell>
          <table:table-cell table:style-name="ce4" office:value-type="float" office:value="18510" calcext:value-type="float">
            <text:p>18510</text:p>
          </table:table-cell>
          <table:table-cell table:style-name="ce4" office:value-type="float" office:value="113339" calcext:value-type="float">
            <text:p>1133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greedy_best_first_graph_search, h_unmet_goal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pg_levelsu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pg_maxleve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pg_setleve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astar_search, h_unmet_goal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67" calcext:value-type="float">
            <text:p>2467</text:p>
          </table:table-cell>
          <table:table-cell table:style-name="ce4" office:value-type="float" office:value="7388" calcext:value-type="float">
            <text:p>7388</text:p>
          </table:table-cell>
          <table:table-cell table:style-name="ce4" office:value-type="float" office:value="34330" calcext:value-type="float">
            <text:p>343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astar_search, h_pg_levelsu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1208" calcext:value-type="float">
            <text:p>12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astar_search, h_pg_maxlevel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887" calcext:value-type="float">
            <text:p>288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astar_search, h_pg_setlevel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5" office:value-type="float" office:value="3343" calcext:value-type="float">
            <text:p>33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5"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5" office:value-type="float" office:value="5154" calcext:value-type="float">
            <text:p>51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467" calcext:value-type="float">
            <text:p>24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357" calcext:value-type="float">
            <text:p>3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887" calcext:value-type="float">
            <text:p>28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5" office:value-type="float" office:value="14663" calcext:value-type="float">
            <text:p>146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5" office:value-type="float" office:value="408" calcext:value-type="float">
            <text:p>4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5" office:value-type="float" office:value="18510" calcext:value-type="float">
            <text:p>185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7388" calcext:value-type="float">
            <text:p>73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369" calcext:value-type="float">
            <text:p>36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99736" calcext:value-type="float">
            <text:p>997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25174" calcext:value-type="float">
            <text:p>251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13339" calcext:value-type="float">
            <text:p>1133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34330" calcext:value-type="float">
            <text:p>343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208" calcext:value-type="float">
            <text:p>1208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 vs plan" table:style-name="ta1">
        <table:shapes>
          <draw:frame draw:z-index="0" draw:style-name="gr1" draw:text-style-name="P1" svg:width="214.15mm" svg:height="111.97mm" svg:x="170.86mm" svg:y="82.32mm">
            <loext:p draw:notify-on-update-of-ranges="'Actions vs plan'.F1:'Actions vs plan'.F1 'Actions vs plan'.G1:'Actions vs plan'.J1 'Actions vs plan'.F2:'Actions vs plan'.F2 'Actions vs plan'.G2:'Actions vs plan'.J2 'Actions vs plan'.F3:'Actions vs plan'.F3 'Actions vs plan'.G3:'Actions vs plan'.J3 'Actions vs plan'.F4:'Actions vs plan'.F4 'Actions vs plan'.G4:'Actions vs plan'.J4 'Actions vs plan'.F5:'Actions vs plan'.F5 'Actions vs plan'.G5:'Actions vs plan'.J5 'Actions vs plan'.F6:'Actions vs plan'.F6 'Actions vs plan'.G6:'Actions vs plan'.J6 'Actions vs plan'.F7:'Actions vs plan'.F7 'Actions vs plan'.G7:'Actions vs plan'.J7 'Actions vs plan'.F8:'Actions vs plan'.F8 'Actions vs plan'.G8:'Actions vs plan'.J8 'Actions vs plan'.F9:'Actions vs plan'.F9 'Actions vs plan'.G9:'Actions vs plan'.J9 'Actions vs plan'.F10:'Actions vs plan'.F10 'Actions vs plan'.G10:'Actions vs plan'.J10 'Actions vs plan'.F11:'Actions vs plan'.F11 'Actions vs plan'.G11:'Actions vs plan'.J11 'Actions vs plan'.F12:'Actions vs plan'.F12 'Actions vs plan'.G12:'Actions vs plan'.J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5.74mm" svg:height="69.79mm" svg:x="429.27mm" svg:y="253.95mm">
            <loext:p draw:notify-on-update-of-ranges="'Actions vs plan'.W39:'Actions vs plan'.W47 'Actions vs plan'.X38:'Actions vs plan'.X38 'Actions vs plan'.X39:'Actions vs plan'.X4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214.15mm" svg:height="111.97mm" svg:x="170.86mm" svg:y="208.33mm">
            <loext:p draw:notify-on-update-of-ranges="'Actions vs plan'.G1:'Actions vs plan'.J1 'Actions vs plan'.G1:'Actions vs plan'.J1 'Actions vs plan'.F2:'Actions vs plan'.F2 'Actions vs plan'.G2:'Actions vs plan'.J2 'Actions vs plan'.G1:'Actions vs plan'.J1 'Actions vs plan'.F3:'Actions vs plan'.F3 'Actions vs plan'.G3:'Actions vs plan'.J3 'Actions vs plan'.G1:'Actions vs plan'.J1 'Actions vs plan'.F4:'Actions vs plan'.F4 'Actions vs plan'.G4:'Actions vs plan'.J4 'Actions vs plan'.G1:'Actions vs plan'.J1 'Actions vs plan'.F5:'Actions vs plan'.F5 'Actions vs plan'.G5:'Actions vs plan'.J5 'Actions vs plan'.G1:'Actions vs plan'.J1 'Actions vs plan'.F6:'Actions vs plan'.F6 'Actions vs plan'.G6:'Actions vs plan'.J6 'Actions vs plan'.G1:'Actions vs plan'.J1 'Actions vs plan'.F7:'Actions vs plan'.F7 'Actions vs plan'.G7:'Actions vs plan'.J7 'Actions vs plan'.G1:'Actions vs plan'.J1 'Actions vs plan'.F8:'Actions vs plan'.F8 'Actions vs plan'.G8:'Actions vs plan'.J8 'Actions vs plan'.G1:'Actions vs plan'.J1 'Actions vs plan'.F9:'Actions vs plan'.F9 'Actions vs plan'.G9:'Actions vs plan'.J9 'Actions vs plan'.G1:'Actions vs plan'.J1 'Actions vs plan'.F10:'Actions vs plan'.F10 'Actions vs plan'.G10:'Actions vs plan'.J10 'Actions vs plan'.G1:'Actions vs plan'.J1 'Actions vs plan'.F11:'Actions vs plan'.F11 'Actions vs plan'.G11:'Actions vs plan'.J11 'Actions vs plan'.G1:'Actions vs plan'.J1 'Actions vs plan'.F12:'Actions vs plan'.F12 'Actions vs plan'.G12:'Actions vs plan'.J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Heuristic</text:p>
          </table:table-cell>
          <table:table-cell table:style-name="ce1" office:value-type="string" calcext:value-type="string">
            <text:p>Actions</text:p>
          </table:table-cell>
          <table:table-cell table:style-name="ce4" office:value-type="string" calcext:value-type="string">
            <text:p>Plan length</text:p>
          </table:table-cell>
          <table:table-cell/>
          <table:table-cell table:style-name="ce6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breadth_first_search 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"/>
          <table:table-cell table:style-name="ce6"/>
          <table:table-cell table:style-name="ce4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number-columns-repeated="2" table:style-name="ce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depth_first_graph_search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4132" calcext:value-type="float">
            <text:p>24132</text:p>
          </table:table-cell>
          <table:table-cell table:number-columns-repeated="12"/>
          <table:table-cell table:style-name="ce6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uniform_cost_search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unmet_goal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pg_levelsu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pg_maxleve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reedy_best_first_graph_search, h_pg_setleve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astar_search, h_unmet_goal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astar_search, h_pg_levelsu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star_search, h_pg_maxlevel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2"/>
          <table:table-cell table:number-columns-repeated="1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star_search, h_pg_setlevel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619" calcext:value-type="float">
            <text:p>619</text:p>
          </table:table-cell>
          <table:table-cell table:number-columns-repeated="18"/>
          <table:table-cell table:style-name="ce6"/>
          <table:table-cell table:style-name="ce4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6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8"/>
          <table:table-cell table:style-name="ce6"/>
          <table:table-cell table:style-name="ce4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/>
          <table:table-cell table:style-name="ce6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4132" calcext:value-type="float">
            <text:p>24132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8"/>
          <table:table-cell table:style-name="ce6"/>
          <table:table-cell table:style-name="ce4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8"/>
          <table:table-cell table:style-name="ce6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8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 table:number-rows-repeated="2">
          <table:table-cell table:number-columns-repeated="2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4">
          <table:table-cell table:number-columns-repeated="5"/>
          <table:table-cell table:style-name="ce7"/>
          <table:table-cell table:number-columns-repeated="16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 table:number-rows-repeated="3">
          <table:table-cell table:number-columns-repeated="22"/>
          <table:table-cell table:style-name="ce4"/>
          <table:table-cell table:style-name="ce9" table:number-columns-repeated="4"/>
          <table:table-cell table:number-columns-repeated="99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 vs time" table:style-name="ta1">
        <table:shapes>
          <draw:frame draw:z-index="0" draw:style-name="gr1" draw:text-style-name="P1" svg:width="214.15mm" svg:height="111.97mm" svg:x="170.86mm" svg:y="82.32mm">
            <loext:p draw:notify-on-update-of-ranges="'Actions vs time'.F1:'Actions vs time'.F1 'Actions vs time'.G1:'Actions vs time'.J1 'Actions vs time'.F2:'Actions vs time'.F2 'Actions vs time'.G2:'Actions vs time'.J2 'Actions vs time'.F3:'Actions vs time'.F3 'Actions vs time'.G3:'Actions vs time'.J3 'Actions vs time'.F4:'Actions vs time'.F4 'Actions vs time'.G4:'Actions vs time'.J4 'Actions vs time'.F5:'Actions vs time'.F5 'Actions vs time'.G5:'Actions vs time'.J5 'Actions vs time'.F6:'Actions vs time'.F6 'Actions vs time'.G6:'Actions vs time'.J6 'Actions vs time'.F7:'Actions vs time'.F7 'Actions vs time'.G7:'Actions vs time'.J7 'Actions vs time'.F8:'Actions vs time'.F8 'Actions vs time'.G8:'Actions vs time'.J8 'Actions vs time'.F9:'Actions vs time'.F9 'Actions vs time'.G9:'Actions vs time'.J9 'Actions vs time'.F10:'Actions vs time'.F10 'Actions vs time'.G10:'Actions vs time'.J10 'Actions vs time'.F11:'Actions vs time'.F11 'Actions vs time'.G11:'Actions vs time'.J11 'Actions vs time'.F12:'Actions vs time'.F12 'Actions vs time'.G12:'Actions vs time'.J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4.15mm" svg:height="111.97mm" svg:x="170.86mm" svg:y="206.76mm">
            <loext:p draw:notify-on-update-of-ranges="'Actions vs time'.F1:'Actions vs time'.F1 'Actions vs time'.F2:'Actions vs time'.F12 'Actions vs time'.G1:'Actions vs time'.G1 'Actions vs time'.G2:'Actions vs time'.G12 'Actions vs time'.H1:'Actions vs time'.H1 'Actions vs time'.H2:'Actions vs time'.H12 'Actions vs time'.I1:'Actions vs time'.I1 'Actions vs time'.I2:'Actions vs time'.I12 'Actions vs time'.J1:'Actions vs time'.J1 'Actions vs time'.J2:'Actions vs time'.J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5.74mm" svg:height="69.79mm" svg:x="430.12mm" svg:y="5.28mm">
            <loext:p draw:notify-on-update-of-ranges="'Actions vs time'.W2:'Actions vs time'.W2 'Actions vs time'.W3:'Actions vs time'.W11 'Actions vs time'.X2:'Actions vs time'.X2 'Actions vs time'.X3:'Actions vs time'.X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5.74mm" svg:height="69.79mm" svg:x="430.11mm" svg:y="90mm">
            <loext:p draw:notify-on-update-of-ranges="'Actions vs time'.W14:'Actions vs time'.W14 'Actions vs time'.W15:'Actions vs time'.W23 'Actions vs time'.X14:'Actions vs time'.X14 'Actions vs time'.X15:'Actions vs time'.X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5.74mm" svg:height="69.79mm" svg:x="430.11mm" svg:y="175.38mm">
            <loext:p draw:notify-on-update-of-ranges="'Actions vs time'.W26:'Actions vs time'.W26 'Actions vs time'.W27:'Actions vs time'.W35 'Actions vs time'.X26:'Actions vs time'.X26 'Actions vs time'.X27:'Actions vs time'.X3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5.74mm" svg:height="69.79mm" svg:x="429.27mm" svg:y="253.95mm">
            <loext:p draw:notify-on-update-of-ranges="'Actions vs time'.W38:'Actions vs time'.W38 'Actions vs time'.W39:'Actions vs time'.W47 'Actions vs time'.X38:'Actions vs time'.X38 'Actions vs time'.X39:'Actions vs time'.X4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Heuristic</text:p>
          </table:table-cell>
          <table:table-cell table:style-name="ce1" office:value-type="string" calcext:value-type="string">
            <text:p>Actions</text:p>
          </table:table-cell>
          <table:table-cell table:style-name="ce4" office:value-type="string" calcext:value-type="string">
            <text:p>Time elapsed</text:p>
          </table:table-cell>
          <table:table-cell/>
          <table:table-cell table:style-name="ce6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0401040000000001" calcext:value-type="float">
            <text:p>0,0040104</text:p>
          </table:table-cell>
          <table:table-cell/>
          <table:table-cell table:style-name="ce6" office:value-type="string" calcext:value-type="string">
            <text:p>breadth_first_search </text:p>
          </table:table-cell>
          <table:table-cell table:style-name="ce9" office:value-type="float" office:value="0.00401040000000001" calcext:value-type="float">
            <text:p>0,00</text:p>
          </table:table-cell>
          <table:table-cell table:style-name="ce9" office:value-type="float" office:value="1.286322" calcext:value-type="float">
            <text:p>1,29</text:p>
          </table:table-cell>
          <table:table-cell table:style-name="ce9" office:value-type="float" office:value="6.7072619" calcext:value-type="float">
            <text:p>6,71</text:p>
          </table:table-cell>
          <table:table-cell table:style-name="ce9" office:value-type="float" office:value="62.4931047" calcext:value-type="float">
            <text:p>62,49</text:p>
          </table:table-cell>
          <table:table-cell table:number-columns-repeated="12"/>
          <table:table-cell table:style-name="ce6"/>
          <table:table-cell table:style-name="ce4" office:value-type="float" office:value="20" calcext:value-type="float">
            <text:p>20</text:p>
          </table:table-cell>
          <table:table-cell table:style-name="ce4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022263" calcext:value-type="float">
            <text:p>0,0022263</text:p>
          </table:table-cell>
          <table:table-cell/>
          <table:table-cell table:style-name="ce4" office:value-type="string" calcext:value-type="string">
            <text:p>depth_first_graph_search</text:p>
          </table:table-cell>
          <table:table-cell table:style-name="ce9" office:value-type="float" office:value="0.0022263" calcext:value-type="float">
            <text:p>0,00</text:p>
          </table:table-cell>
          <table:table-cell table:style-name="ce9" office:value-type="float" office:value="1.7302607" calcext:value-type="float">
            <text:p>1,73</text:p>
          </table:table-cell>
          <table:table-cell table:style-name="ce9" office:value-type="float" office:value="0.688759200000001" calcext:value-type="float">
            <text:p>0,69</text:p>
          </table:table-cell>
          <table:table-cell table:style-name="ce9" office:value-type="float" office:value="2255.6572815" calcext:value-type="float">
            <text:p>2 255,66</text:p>
          </table:table-cell>
          <table:table-cell table:number-columns-repeated="12"/>
          <table:table-cell table:style-name="ce6" office:value-type="string" calcext:value-type="string">
            <text:p>breadth_first_search </text:p>
          </table:table-cell>
          <table:table-cell table:style-name="ce9" office:value-type="float" office:value="0.00401040000000001" calcext:value-type="float">
            <text:p>0,00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061692" calcext:value-type="float">
            <text:p>0,0061692</text:p>
          </table:table-cell>
          <table:table-cell/>
          <table:table-cell table:style-name="ce4" office:value-type="string" calcext:value-type="string">
            <text:p>uniform_cost_search</text:p>
          </table:table-cell>
          <table:table-cell table:style-name="ce9" office:value-type="float" office:value="0.0061692" calcext:value-type="float">
            <text:p>0,01</text:p>
          </table:table-cell>
          <table:table-cell table:style-name="ce9" office:value-type="float" office:value="2.1363164" calcext:value-type="float">
            <text:p>2,14</text:p>
          </table:table-cell>
          <table:table-cell table:style-name="ce9" office:value-type="float" office:value="9.2006677" calcext:value-type="float">
            <text:p>9,20</text:p>
          </table:table-cell>
          <table:table-cell table:style-name="ce9" office:value-type="float" office:value="73.2896267000006" calcext:value-type="float">
            <text:p>73,29</text:p>
          </table:table-cell>
          <table:table-cell table:number-columns-repeated="12"/>
          <table:table-cell table:style-name="ce4" office:value-type="string" calcext:value-type="string">
            <text:p>depth_first_graph_search</text:p>
          </table:table-cell>
          <table:table-cell table:style-name="ce9" office:value-type="float" office:value="0.0022263" calcext:value-type="float">
            <text:p>0,00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0102780000000001" calcext:value-type="float">
            <text:p>0,0010278</text:p>
          </table:table-cell>
          <table:table-cell/>
          <table:table-cell table:style-name="ce4" office:value-type="string" calcext:value-type="string">
            <text:p>greedy_best_first_graph_search, h_unmet_goals</text:p>
          </table:table-cell>
          <table:table-cell table:style-name="ce9" office:value-type="float" office:value="0.00102780000000001" calcext:value-type="float">
            <text:p>0,00</text:p>
          </table:table-cell>
          <table:table-cell table:style-name="ce9" office:value-type="float" office:value="0.0121082000000001" calcext:value-type="float">
            <text:p>0,01</text:p>
          </table:table-cell>
          <table:table-cell table:style-name="ce9" office:value-type="float" office:value="0.0226965999999997" calcext:value-type="float">
            <text:p>0,02</text:p>
          </table:table-cell>
          <table:table-cell table:style-name="ce9" office:value-type="float" office:value="0.0368794999994861" calcext:value-type="float">
            <text:p>0,04</text:p>
          </table:table-cell>
          <table:table-cell table:number-columns-repeated="12"/>
          <table:table-cell table:style-name="ce4" office:value-type="string" calcext:value-type="string">
            <text:p>uniform_cost_search</text:p>
          </table:table-cell>
          <table:table-cell table:style-name="ce9" office:value-type="float" office:value="0.0061692" calcext:value-type="float">
            <text:p>0,01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3815903" calcext:value-type="float">
            <text:p>0,3815903</text:p>
          </table:table-cell>
          <table:table-cell/>
          <table:table-cell table:style-name="ce4" office:value-type="string" calcext:value-type="string">
            <text:p>greedy_best_first_graph_search, h_pg_levelsum</text:p>
          </table:table-cell>
          <table:table-cell table:style-name="ce9" office:value-type="float" office:value="0.3815903" calcext:value-type="float">
            <text:p>0,38</text:p>
          </table:table-cell>
          <table:table-cell table:style-name="ce9" office:value-type="float" office:value="9.9710311" calcext:value-type="float">
            <text:p>9,97</text:p>
          </table:table-cell>
          <table:table-cell table:style-name="ce9" office:value-type="float" office:value="22.3828773" calcext:value-type="float">
            <text:p>22,38</text:p>
          </table:table-cell>
          <table:table-cell table:style-name="ce9" office:value-type="float" office:value="42.1026019999999" calcext:value-type="float">
            <text:p>42,10</text:p>
          </table:table-cell>
          <table:table-cell table:number-columns-repeated="12"/>
          <table:table-cell table:style-name="ce4" office:value-type="string" calcext:value-type="string">
            <text:p>greedy_best_first_graph_search, h_unmet_goals</text:p>
          </table:table-cell>
          <table:table-cell table:style-name="ce9" office:value-type="float" office:value="0.00102780000000001" calcext:value-type="float">
            <text:p>0,00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2840353" calcext:value-type="float">
            <text:p>0,2840353</text:p>
          </table:table-cell>
          <table:table-cell/>
          <table:table-cell table:style-name="ce4" office:value-type="string" calcext:value-type="string">
            <text:p>greedy_best_first_graph_search, h_pg_maxlevel</text:p>
          </table:table-cell>
          <table:table-cell table:style-name="ce9" office:value-type="float" office:value="0.2840353" calcext:value-type="float">
            <text:p>0,28</text:p>
          </table:table-cell>
          <table:table-cell table:style-name="ce9" office:value-type="float" office:value="19.8255502" calcext:value-type="float">
            <text:p>19,83</text:p>
          </table:table-cell>
          <table:table-cell table:style-name="ce9" office:value-type="float" office:value="26.8393283" calcext:value-type="float">
            <text:p>26,84</text:p>
          </table:table-cell>
          <table:table-cell table:style-name="ce9" office:value-type="float" office:value="97.1335939999999" calcext:value-type="float">
            <text:p>97,13</text:p>
          </table:table-cell>
          <table:table-cell table:number-columns-repeated="12"/>
          <table:table-cell table:style-name="ce4" office:value-type="string" calcext:value-type="string">
            <text:p>greedy_best_first_graph_search, h_pg_levelsum</text:p>
          </table:table-cell>
          <table:table-cell table:style-name="ce9" office:value-type="float" office:value="0.3815903" calcext:value-type="float">
            <text:p>0,38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9514603" calcext:value-type="float">
            <text:p>0,9514603</text:p>
          </table:table-cell>
          <table:table-cell/>
          <table:table-cell table:style-name="ce4" office:value-type="string" calcext:value-type="string">
            <text:p>greedy_best_first_graph_search, h_pg_setlevel</text:p>
          </table:table-cell>
          <table:table-cell table:style-name="ce9" office:value-type="float" office:value="0.9514603" calcext:value-type="float">
            <text:p>0,95</text:p>
          </table:table-cell>
          <table:table-cell table:style-name="ce9" office:value-type="float" office:value="22.9613929" calcext:value-type="float">
            <text:p>22,96</text:p>
          </table:table-cell>
          <table:table-cell table:style-name="ce9" office:value-type="float" office:value="127.1515226" calcext:value-type="float">
            <text:p>127,15</text:p>
          </table:table-cell>
          <table:table-cell table:style-name="ce9" office:value-type="float" office:value="596.4100717" calcext:value-type="float">
            <text:p>596,41</text:p>
          </table:table-cell>
          <table:table-cell table:number-columns-repeated="12"/>
          <table:table-cell table:style-name="ce4" office:value-type="string" calcext:value-type="string">
            <text:p>greedy_best_first_graph_search, h_pg_maxlevel</text:p>
          </table:table-cell>
          <table:table-cell table:style-name="ce9" office:value-type="float" office:value="0.2840353" calcext:value-type="float">
            <text:p>0,28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0626830000000012" calcext:value-type="float">
            <text:p>0,0062683</text:p>
          </table:table-cell>
          <table:table-cell/>
          <table:table-cell table:style-name="ce4" office:value-type="string" calcext:value-type="string">
            <text:p>astar_search, h_unmet_goals</text:p>
          </table:table-cell>
          <table:table-cell table:style-name="ce9" office:value-type="float" office:value="0.00626830000000012" calcext:value-type="float">
            <text:p>0,01</text:p>
          </table:table-cell>
          <table:table-cell table:style-name="ce9" office:value-type="float" office:value="1.421476" calcext:value-type="float">
            <text:p>1,42</text:p>
          </table:table-cell>
          <table:table-cell table:style-name="ce9" office:value-type="float" office:value="5.36703919999999" calcext:value-type="float">
            <text:p>5,37</text:p>
          </table:table-cell>
          <table:table-cell table:style-name="ce9" office:value-type="float" office:value="34.6832168000001" calcext:value-type="float">
            <text:p>34,68</text:p>
          </table:table-cell>
          <table:table-cell table:number-columns-repeated="12"/>
          <table:table-cell table:style-name="ce4" office:value-type="string" calcext:value-type="string">
            <text:p>greedy_best_first_graph_search, h_pg_setlevel</text:p>
          </table:table-cell>
          <table:table-cell table:style-name="ce9" office:value-type="float" office:value="0.9514603" calcext:value-type="float">
            <text:p>0,95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.0340982" calcext:value-type="float">
            <text:p>1,0340982</text:p>
          </table:table-cell>
          <table:table-cell/>
          <table:table-cell table:style-name="ce4" office:value-type="string" calcext:value-type="string">
            <text:p>astar_search, h_pg_levelsum</text:p>
          </table:table-cell>
          <table:table-cell table:style-name="ce9" office:value-type="float" office:value="1.0340982" calcext:value-type="float">
            <text:p>1,03</text:p>
          </table:table-cell>
          <table:table-cell table:style-name="ce9" office:value-type="float" office:value="248.7476766" calcext:value-type="float">
            <text:p>248,75</text:p>
          </table:table-cell>
          <table:table-cell table:style-name="ce9" office:value-type="float" office:value="413.3267877" calcext:value-type="float">
            <text:p>413,33</text:p>
          </table:table-cell>
          <table:table-cell table:style-name="ce9" office:value-type="float" office:value="2331.995729" calcext:value-type="float">
            <text:p>2 332,00</text:p>
          </table:table-cell>
          <table:table-cell table:number-columns-repeated="12"/>
          <table:table-cell table:style-name="ce4" office:value-type="string" calcext:value-type="string">
            <text:p>astar_search, h_unmet_goals</text:p>
          </table:table-cell>
          <table:table-cell table:style-name="ce9" office:value-type="float" office:value="0.00626830000000012" calcext:value-type="float">
            <text:p>0,01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.0087314" calcext:value-type="float">
            <text:p>1,0087314</text:p>
          </table:table-cell>
          <table:table-cell/>
          <table:table-cell table:style-name="ce2" office:value-type="string" calcext:value-type="string">
            <text:p>astar_search, h_pg_maxlevel</text:p>
          </table:table-cell>
          <table:table-cell table:style-name="ce11" office:value-type="float" office:value="1.0087314" calcext:value-type="float">
            <text:p>1,01</text:p>
          </table:table-cell>
          <table:table-cell table:style-name="ce11" office:value-type="float" office:value="2346.1939995" calcext:value-type="float">
            <text:p>2 346,19</text:p>
          </table:table-cell>
          <table:table-cell table:style-name="ce8" table:number-columns-repeated="2"/>
          <table:table-cell table:number-columns-repeated="12"/>
          <table:table-cell table:style-name="ce4" office:value-type="string" calcext:value-type="string">
            <text:p>astar_search, h_pg_levelsum</text:p>
          </table:table-cell>
          <table:table-cell table:style-name="ce9" office:value-type="float" office:value="1.0340982" calcext:value-type="float">
            <text:p>1,03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2.3984571" calcext:value-type="float">
            <text:p>2,3984571</text:p>
          </table:table-cell>
          <table:table-cell/>
          <table:table-cell table:style-name="ce2" office:value-type="string" calcext:value-type="string">
            <text:p>astar_search, h_pg_setlevel</text:p>
          </table:table-cell>
          <table:table-cell table:style-name="ce11" office:value-type="float" office:value="2.3984571" calcext:value-type="float">
            <text:p>2,40</text:p>
          </table:table-cell>
          <table:table-cell table:style-name="ce11" office:value-type="float" office:value="2021.5227873" calcext:value-type="float">
            <text:p>2 021,52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5" office:value-type="float" office:value="1.286322" calcext:value-type="float">
            <text:p>1,2863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5" office:value-type="float" office:value="1.7302607" calcext:value-type="float">
            <text:p>1,7302607</text:p>
          </table:table-cell>
          <table:table-cell table:number-columns-repeated="18"/>
          <table:table-cell table:style-name="ce6"/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5" office:value-type="float" office:value="2.1363164" calcext:value-type="float">
            <text:p>2,1363164</text:p>
          </table:table-cell>
          <table:table-cell table:number-columns-repeated="18"/>
          <table:table-cell table:style-name="ce6" office:value-type="string" calcext:value-type="string">
            <text:p>breadth_first_search </text:p>
          </table:table-cell>
          <table:table-cell table:style-name="ce9" office:value-type="float" office:value="1.286322" calcext:value-type="float">
            <text:p>1,29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.0121082000000001" calcext:value-type="float">
            <text:p>0,0121082</text:p>
          </table:table-cell>
          <table:table-cell table:number-columns-repeated="18"/>
          <table:table-cell table:style-name="ce4" office:value-type="string" calcext:value-type="string">
            <text:p>depth_first_graph_search</text:p>
          </table:table-cell>
          <table:table-cell table:style-name="ce9" office:value-type="float" office:value="1.7302607" calcext:value-type="float">
            <text:p>1,73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9.9710311" calcext:value-type="float">
            <text:p>9,9710311</text:p>
          </table:table-cell>
          <table:table-cell table:number-columns-repeated="18"/>
          <table:table-cell table:style-name="ce4" office:value-type="string" calcext:value-type="string">
            <text:p>uniform_cost_search</text:p>
          </table:table-cell>
          <table:table-cell table:style-name="ce9" office:value-type="float" office:value="2.1363164" calcext:value-type="float">
            <text:p>2,14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19.8255502" calcext:value-type="float">
            <text:p>19,8255502</text:p>
          </table:table-cell>
          <table:table-cell table:number-columns-repeated="18"/>
          <table:table-cell table:style-name="ce4" office:value-type="string" calcext:value-type="string">
            <text:p>greedy_best_first_graph_search, h_unmet_goals</text:p>
          </table:table-cell>
          <table:table-cell table:style-name="ce9" office:value-type="float" office:value="0.0121082000000001" calcext:value-type="float">
            <text:p>0,01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2.9613929" calcext:value-type="float">
            <text:p>22,9613929</text:p>
          </table:table-cell>
          <table:table-cell table:number-columns-repeated="18"/>
          <table:table-cell table:style-name="ce4" office:value-type="string" calcext:value-type="string">
            <text:p>greedy_best_first_graph_search, h_pg_levelsum</text:p>
          </table:table-cell>
          <table:table-cell table:style-name="ce9" office:value-type="float" office:value="9.9710311" calcext:value-type="float">
            <text:p>9,97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1.421476" calcext:value-type="float">
            <text:p>1,421476</text:p>
          </table:table-cell>
          <table:table-cell table:number-columns-repeated="18"/>
          <table:table-cell table:style-name="ce4" office:value-type="string" calcext:value-type="string">
            <text:p>greedy_best_first_graph_search, h_pg_maxlevel</text:p>
          </table:table-cell>
          <table:table-cell table:style-name="ce9" office:value-type="float" office:value="19.8255502" calcext:value-type="float">
            <text:p>19,83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48.7476766" calcext:value-type="float">
            <text:p>248,7476766</text:p>
          </table:table-cell>
          <table:table-cell table:number-columns-repeated="18"/>
          <table:table-cell table:style-name="ce4" office:value-type="string" calcext:value-type="string">
            <text:p>greedy_best_first_graph_search, h_pg_setlevel</text:p>
          </table:table-cell>
          <table:table-cell table:style-name="ce9" office:value-type="float" office:value="22.9613929" calcext:value-type="float">
            <text:p>22,96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346.1939995" calcext:value-type="float">
            <text:p>2346,1939995</text:p>
          </table:table-cell>
          <table:table-cell table:number-columns-repeated="18"/>
          <table:table-cell table:style-name="ce4" office:value-type="string" calcext:value-type="string">
            <text:p>astar_search, h_unmet_goals</text:p>
          </table:table-cell>
          <table:table-cell table:style-name="ce9" office:value-type="float" office:value="1.421476" calcext:value-type="float">
            <text:p>1,42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2021.5227873" calcext:value-type="float">
            <text:p>2021,5227873</text:p>
          </table:table-cell>
          <table:table-cell table:number-columns-repeated="18"/>
          <table:table-cell table:style-name="ce4" office:value-type="string" calcext:value-type="string">
            <text:p>astar_search, h_pg_levelsum</text:p>
          </table:table-cell>
          <table:table-cell table:style-name="ce9" office:value-type="float" office:value="248.7476766" calcext:value-type="float">
            <text:p>248,75</text:p>
          </table:table-cell>
          <table:table-cell table:style-name="ce9" table:number-columns-repeated="3"/>
          <table:table-cell table:number-columns-repeated="997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5" office:value-type="float" office:value="6.7072619" calcext:value-type="float">
            <text:p>6,70726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5" office:value-type="float" office:value="0.688759200000001" calcext:value-type="float">
            <text:p>0,6887592000000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5" office:value-type="float" office:value="9.2006677" calcext:value-type="float">
            <text:p>9,2006677</text:p>
          </table:table-cell>
          <table:table-cell table:number-columns-repeated="18"/>
          <table:table-cell table:style-name="ce6"/>
          <table:table-cell table:style-name="ce4"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0.0226965999999997" calcext:value-type="float">
            <text:p>0,0226966</text:p>
          </table:table-cell>
          <table:table-cell table:number-columns-repeated="18"/>
          <table:table-cell table:style-name="ce6" office:value-type="string" calcext:value-type="string">
            <text:p>breadth_first_search </text:p>
          </table:table-cell>
          <table:table-cell table:style-name="ce9" office:value-type="float" office:value="6.7072619" calcext:value-type="float">
            <text:p>6,71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22.3828773" calcext:value-type="float">
            <text:p>22,3828773</text:p>
          </table:table-cell>
          <table:table-cell table:number-columns-repeated="18"/>
          <table:table-cell table:style-name="ce4" office:value-type="string" calcext:value-type="string">
            <text:p>depth_first_graph_search</text:p>
          </table:table-cell>
          <table:table-cell table:style-name="ce9" office:value-type="float" office:value="0.688759200000001" calcext:value-type="float">
            <text:p>0,69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26.8393283" calcext:value-type="float">
            <text:p>26,8393283</text:p>
          </table:table-cell>
          <table:table-cell table:number-columns-repeated="18"/>
          <table:table-cell table:style-name="ce4" office:value-type="string" calcext:value-type="string">
            <text:p>uniform_cost_search</text:p>
          </table:table-cell>
          <table:table-cell table:style-name="ce9" office:value-type="float" office:value="9.2006677" calcext:value-type="float">
            <text:p>9,20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127.1515226" calcext:value-type="float">
            <text:p>127,1515226</text:p>
          </table:table-cell>
          <table:table-cell table:number-columns-repeated="18"/>
          <table:table-cell table:style-name="ce4" office:value-type="string" calcext:value-type="string">
            <text:p>greedy_best_first_graph_search, h_unmet_goals</text:p>
          </table:table-cell>
          <table:table-cell table:style-name="ce9" office:value-type="float" office:value="0.0226965999999997" calcext:value-type="float">
            <text:p>0,02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5.36703919999999" calcext:value-type="float">
            <text:p>5,36703919999999</text:p>
          </table:table-cell>
          <table:table-cell table:number-columns-repeated="18"/>
          <table:table-cell table:style-name="ce4" office:value-type="string" calcext:value-type="string">
            <text:p>greedy_best_first_graph_search, h_pg_levelsum</text:p>
          </table:table-cell>
          <table:table-cell table:style-name="ce9" office:value-type="float" office:value="22.3828773" calcext:value-type="float">
            <text:p>22,38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413.3267877" calcext:value-type="float">
            <text:p>413,3267877</text:p>
          </table:table-cell>
          <table:table-cell table:number-columns-repeated="18"/>
          <table:table-cell table:style-name="ce4" office:value-type="string" calcext:value-type="string">
            <text:p>greedy_best_first_graph_search, h_pg_maxlevel</text:p>
          </table:table-cell>
          <table:table-cell table:style-name="ce9" office:value-type="float" office:value="26.8393283" calcext:value-type="float">
            <text:p>26,84</text:p>
          </table:table-cell>
          <table:table-cell table:style-name="ce9" table:number-columns-repeated="3"/>
          <table:table-cell table:number-columns-repeated="997"/>
        </table:table-row>
        <table:table-row table:style-name="ro2">
          <table:table-cell table:style-name="ce2" office:value-type="string" calcext:value-type="string">
            <text:p>breadth_first_search </text:p>
            <text:p/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62.4931047" calcext:value-type="float">
            <text:p>62,4931047</text:p>
          </table:table-cell>
          <table:table-cell table:number-columns-repeated="18"/>
          <table:table-cell table:style-name="ce4" office:value-type="string" calcext:value-type="string">
            <text:p>greedy_best_first_graph_search, h_pg_setlevel</text:p>
          </table:table-cell>
          <table:table-cell table:style-name="ce9" office:value-type="float" office:value="127.1515226" calcext:value-type="float">
            <text:p>127,15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depth_first_graph_search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10" office:value-type="float" office:value="2255.6572815" calcext:value-type="float">
            <text:p>2255,6572815</text:p>
          </table:table-cell>
          <table:table-cell table:number-columns-repeated="18"/>
          <table:table-cell table:style-name="ce4" office:value-type="string" calcext:value-type="string">
            <text:p>astar_search, h_unmet_goals</text:p>
          </table:table-cell>
          <table:table-cell table:style-name="ce9" office:value-type="float" office:value="5.36703919999999" calcext:value-type="float">
            <text:p>5,37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uniform_cost_search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73.2896267000006" calcext:value-type="float">
            <text:p>73,2896267000006</text:p>
          </table:table-cell>
          <table:table-cell table:number-columns-repeated="18"/>
          <table:table-cell table:style-name="ce4" office:value-type="string" calcext:value-type="string">
            <text:p>astar_search, h_pg_levelsum</text:p>
          </table:table-cell>
          <table:table-cell table:style-name="ce9" office:value-type="float" office:value="413.3267877" calcext:value-type="float">
            <text:p>413,33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0.0368794999994861" calcext:value-type="float">
            <text:p>0,0368794999994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42.1026019999999" calcext:value-type="float">
            <text:p>42,10260199999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maxlevel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97.1335939999999" calcext:value-type="float">
            <text:p>97,1335939999999</text:p>
          </table:table-cell>
          <table:table-cell table:number-columns-repeated="18"/>
          <table:table-cell table:style-name="ce6"/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greedy_best_first_graph_search</text:p>
          </table:table-cell>
          <table:table-cell table:style-name="ce2" office:value-type="string" calcext:value-type="string">
            <text:p>h_pg_setlevel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596.4100717" calcext:value-type="float">
            <text:p>596,4100717</text:p>
          </table:table-cell>
          <table:table-cell table:number-columns-repeated="18"/>
          <table:table-cell table:style-name="ce6" office:value-type="string" calcext:value-type="string">
            <text:p>breadth_first_search </text:p>
          </table:table-cell>
          <table:table-cell table:style-name="ce9" office:value-type="float" office:value="62.4931047" calcext:value-type="float">
            <text:p>62,49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unmet_goals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34.6832168000001" calcext:value-type="float">
            <text:p>34,6832168000001</text:p>
          </table:table-cell>
          <table:table-cell table:number-columns-repeated="18"/>
          <table:table-cell table:style-name="ce4" office:value-type="string" calcext:value-type="string">
            <text:p>depth_first_graph_search</text:p>
          </table:table-cell>
          <table:table-cell table:style-name="ce9" office:value-type="float" office:value="2255.6572815" calcext:value-type="float">
            <text:p>2 255,66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h_pg_levelsum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2331.995729" calcext:value-type="float">
            <text:p>2331,995729</text:p>
          </table:table-cell>
          <table:table-cell table:number-columns-repeated="18"/>
          <table:table-cell table:style-name="ce4" office:value-type="string" calcext:value-type="string">
            <text:p>uniform_cost_search</text:p>
          </table:table-cell>
          <table:table-cell table:style-name="ce9" office:value-type="float" office:value="73.2896267000006" calcext:value-type="float">
            <text:p>73,29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number-columns-repeated="22"/>
          <table:table-cell table:style-name="ce4" office:value-type="string" calcext:value-type="string">
            <text:p>greedy_best_first_graph_search, h_unmet_goals</text:p>
          </table:table-cell>
          <table:table-cell table:style-name="ce9" office:value-type="float" office:value="0.0368794999994861" calcext:value-type="float">
            <text:p>0,04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number-columns-repeated="22"/>
          <table:table-cell table:style-name="ce4" office:value-type="string" calcext:value-type="string">
            <text:p>greedy_best_first_graph_search, h_pg_levelsum</text:p>
          </table:table-cell>
          <table:table-cell table:style-name="ce9" office:value-type="float" office:value="42.1026019999999" calcext:value-type="float">
            <text:p>42,10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number-columns-repeated="22"/>
          <table:table-cell table:style-name="ce4" office:value-type="string" calcext:value-type="string">
            <text:p>greedy_best_first_graph_search, h_pg_maxlevel</text:p>
          </table:table-cell>
          <table:table-cell table:style-name="ce9" office:value-type="float" office:value="97.1335939999999" calcext:value-type="float">
            <text:p>97,13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number-columns-repeated="22"/>
          <table:table-cell table:style-name="ce4" office:value-type="string" calcext:value-type="string">
            <text:p>greedy_best_first_graph_search, h_pg_setlevel</text:p>
          </table:table-cell>
          <table:table-cell table:style-name="ce9" office:value-type="float" office:value="596.4100717" calcext:value-type="float">
            <text:p>596,41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number-columns-repeated="22"/>
          <table:table-cell table:style-name="ce4" office:value-type="string" calcext:value-type="string">
            <text:p>astar_search, h_unmet_goals</text:p>
          </table:table-cell>
          <table:table-cell table:style-name="ce9" office:value-type="float" office:value="34.6832168000001" calcext:value-type="float">
            <text:p>34,68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number-columns-repeated="22"/>
          <table:table-cell table:style-name="ce4" office:value-type="string" calcext:value-type="string">
            <text:p>astar_search, h_pg_levelsum</text:p>
          </table:table-cell>
          <table:table-cell table:style-name="ce9" office:value-type="float" office:value="2331.995729" calcext:value-type="float">
            <text:p>2 332,00</text:p>
          </table:table-cell>
          <table:table-cell table:style-name="ce9" table:number-columns-repeated="3"/>
          <table:table-cell table:number-columns-repeated="99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06:42.076000000</meta:creation-date>
    <meta:generator>LibreOffice/5.3.3.2$Windows_X86_64 LibreOffice_project/3d9a8b4b4e538a85e0782bd6c2d430bafe583448</meta:generator>
    <dc:date>2019-10-22T23:47:09.553000000</dc:date>
    <meta:editing-duration>P1DT9H15M35S</meta:editing-duration>
    <meta:editing-cycles>25</meta:editing-cycles>
    <meta:document-statistic meta:table-count="3" meta:cell-count="69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416cm" svg:height="11.198cm" xlink:href=".." xlink:type="simple" chart:class="chart:scatter" chart:style-name="ch1">
        <chart:legend chart:legend-position="end" svg:x="14.865cm" svg:y="2.128cm" style:legend-expansion="high" chart:style-name="ch2"/>
        <chart:plot-area chart:style-name="ch3" table:cell-range-address="'Actions vs expansions'.F1:'Actions vs expansions'.J12" chart:data-source-has-labels="both" svg:x="1.408cm" svg:y="0.223cm" svg:width="13.029cm" svg:height="9.802cm">
          <chartooo:coordinate-region svg:x="2.612cm" svg:y="0.415cm" svg:width="11.358cm" svg:height="8.978cm"/>
          <chart:axis chart:dimension="x" chart:name="primary-x" chart:style-name="ch4" chartooo:axis-type="auto">
            <chart:title svg:x="7.346cm" svg:y="10.249cm" chart:style-name="ch5">
              <text:p>Actions</text:p>
            </chart:title>
            <chart:categories table:cell-range-address="'Actions vs expansions'.G1:'Actions vs expansions'.J1"/>
          </chart:axis>
          <chart:axis chart:dimension="y" chart:name="primary-y" chart:style-name="ch4">
            <chart:title svg:x="0.451cm" svg:y="5.996cm" chart:style-name="ch6">
              <text:p>Expansions</text:p>
            </chart:title>
            <chart:grid chart:style-name="ch7" chart:class="major"/>
          </chart:axis>
          <chart:series chart:style-name="ch8" chart:values-cell-range-address="'Actions vs expansions'.G2:'Actions vs expansions'.J2" chart:label-cell-address="'Actions vs expansions'.F2:'Actions vs expansions'.F2" chart:class="chart:scatter">
            <chart:domain table:cell-range-address="'Actions vs expansions'.G1:'Actions vs expansions'.J1"/>
            <chart:data-point chart:repeated="4"/>
          </chart:series>
          <chart:series chart:style-name="ch9" chart:values-cell-range-address="'Actions vs expansions'.G3:'Actions vs expansions'.J3" chart:label-cell-address="'Actions vs expansions'.F3:'Actions vs expansions'.F3" chart:class="chart:scatter">
            <chart:data-point chart:repeated="4"/>
          </chart:series>
          <chart:series chart:style-name="ch10" chart:values-cell-range-address="'Actions vs expansions'.G4:'Actions vs expansions'.J4" chart:label-cell-address="'Actions vs expansions'.F4:'Actions vs expansions'.F4" chart:class="chart:scatter">
            <chart:data-point chart:repeated="4"/>
          </chart:series>
          <chart:series chart:style-name="ch11" chart:values-cell-range-address="'Actions vs expansions'.G5:'Actions vs expansions'.J5" chart:label-cell-address="'Actions vs expansions'.F5:'Actions vs expansions'.F5" chart:class="chart:scatter">
            <chart:data-point chart:repeated="4"/>
          </chart:series>
          <chart:series chart:style-name="ch12" chart:values-cell-range-address="'Actions vs expansions'.G6:'Actions vs expansions'.J6" chart:label-cell-address="'Actions vs expansions'.F6:'Actions vs expansions'.F6" chart:class="chart:scatter">
            <chart:data-point chart:repeated="4"/>
          </chart:series>
          <chart:series chart:style-name="ch13" chart:values-cell-range-address="'Actions vs expansions'.G7:'Actions vs expansions'.J7" chart:label-cell-address="'Actions vs expansions'.F7:'Actions vs expansions'.F7" chart:class="chart:scatter">
            <chart:data-point chart:repeated="4"/>
          </chart:series>
          <chart:series chart:style-name="ch14" chart:values-cell-range-address="'Actions vs expansions'.G8:'Actions vs expansions'.J8" chart:label-cell-address="'Actions vs expansions'.F8:'Actions vs expansions'.F8" chart:class="chart:scatter">
            <chart:data-point chart:repeated="4"/>
          </chart:series>
          <chart:series chart:style-name="ch15" chart:values-cell-range-address="'Actions vs expansions'.G9:'Actions vs expansions'.J9" chart:label-cell-address="'Actions vs expansions'.F9:'Actions vs expansions'.F9" chart:class="chart:scatter">
            <chart:data-point chart:repeated="4"/>
          </chart:series>
          <chart:series chart:style-name="ch16" chart:values-cell-range-address="'Actions vs expansions'.G10:'Actions vs expansions'.J10" chart:label-cell-address="'Actions vs expansions'.F10:'Actions vs expansions'.F10" chart:class="chart:scatter">
            <chart:data-point chart:repeated="4"/>
          </chart:series>
          <chart:series chart:style-name="ch17" chart:values-cell-range-address="'Actions vs expansions'.G11:'Actions vs expansions'.J11" chart:label-cell-address="'Actions vs expansions'.F11:'Actions vs expansions'.F11" chart:class="chart:scatter">
            <chart:data-point chart:repeated="4"/>
          </chart:series>
          <chart:series chart:style-name="ch18" chart:values-cell-range-address="'Actions vs expansions'.G12:'Actions vs expansions'.J12" chart:label-cell-address="'Actions vs expansions'.F12:'Actions vs expansions'.F12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Actions vs expansions'.G1:'Actions vs expansions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expansions'.F2:'Actions vs expansions'.F2</svg:desc>
                </draw:g>
              </table:table-cell>
              <table:table-cell office:value-type="float" office:value="43">
                <text:p>43</text:p>
                <draw:g>
                  <svg:desc>'Actions vs expansions'.G2:'Actions vs expansions'.J2</svg:desc>
                </draw:g>
              </table:table-cell>
              <table:table-cell office:value-type="float" office:value="3343">
                <text:p>3343</text:p>
              </table:table-cell>
              <table:table-cell office:value-type="float" office:value="14663">
                <text:p>14663</text:p>
              </table:table-cell>
              <table:table-cell office:value-type="float" office:value="99736">
                <text:p>99736</text:p>
              </table:table-cell>
            </table:table-row>
            <table:table-row>
              <table:table-cell office:value-type="string">
                <text:p>depth_first_graph_search</text:p>
                <draw:g>
                  <svg:desc>'Actions vs expansions'.F3:'Actions vs expansions'.F3</svg:desc>
                </draw:g>
              </table:table-cell>
              <table:table-cell office:value-type="float" office:value="21">
                <text:p>21</text:p>
                <draw:g>
                  <svg:desc>'Actions vs expansions'.G3:'Actions vs expansions'.J3</svg:desc>
                </draw:g>
              </table:table-cell>
              <table:table-cell office:value-type="float" office:value="624">
                <text:p>624</text:p>
              </table:table-cell>
              <table:table-cell office:value-type="float" office:value="408">
                <text:p>408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uniform_cost_search</text:p>
                <draw:g>
                  <svg:desc>'Actions vs expansions'.F4:'Actions vs expansions'.F4</svg:desc>
                </draw:g>
              </table:table-cell>
              <table:table-cell office:value-type="float" office:value="60">
                <text:p>60</text:p>
                <draw:g>
                  <svg:desc>'Actions vs expansions'.G4:'Actions vs expansions'.J4</svg:desc>
                </draw:g>
              </table:table-cell>
              <table:table-cell office:value-type="float" office:value="5154">
                <text:p>5154</text:p>
              </table:table-cell>
              <table:table-cell office:value-type="float" office:value="18510">
                <text:p>18510</text:p>
              </table:table-cell>
              <table:table-cell office:value-type="float" office:value="113339">
                <text:p>113339</text:p>
              </table:table-cell>
            </table:table-row>
            <table:table-row>
              <table:table-cell office:value-type="string">
                <text:p>greedy_best_first_graph_search, h_unmet_goals</text:p>
                <draw:g>
                  <svg:desc>'Actions vs expansions'.F5:'Actions vs expansions'.F5</svg:desc>
                </draw:g>
              </table:table-cell>
              <table:table-cell office:value-type="float" office:value="7">
                <text:p>7</text:p>
                <draw:g>
                  <svg:desc>'Actions vs expansions'.G5:'Actions vs expansions'.J5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reedy_best_first_graph_search, h_pg_levelsum</text:p>
                <draw:g>
                  <svg:desc>'Actions vs expansions'.F6:'Actions vs expansions'.F6</svg:desc>
                </draw:g>
              </table:table-cell>
              <table:table-cell office:value-type="float" office:value="6">
                <text:p>6</text:p>
                <draw:g>
                  <svg:desc>'Actions vs expansions'.G6:'Actions vs expansions'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reedy_best_first_graph_search, h_pg_maxlevel</text:p>
                <draw:g>
                  <svg:desc>'Actions vs expansions'.F7:'Actions vs expansions'.F7</svg:desc>
                </draw:g>
              </table:table-cell>
              <table:table-cell office:value-type="float" office:value="6">
                <text:p>6</text:p>
                <draw:g>
                  <svg:desc>'Actions vs expansions'.G7:'Actions vs expansions'.J7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reedy_best_first_graph_search, h_pg_setlevel</text:p>
                <draw:g>
                  <svg:desc>'Actions vs expansions'.F8:'Actions vs expansions'.F8</svg:desc>
                </draw:g>
              </table:table-cell>
              <table:table-cell office:value-type="float" office:value="6">
                <text:p>6</text:p>
                <draw:g>
                  <svg:desc>'Actions vs expansions'.G8:'Actions vs expansions'.J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astar_search, h_unmet_goals</text:p>
                <draw:g>
                  <svg:desc>'Actions vs expansions'.F9:'Actions vs expansions'.F9</svg:desc>
                </draw:g>
              </table:table-cell>
              <table:table-cell office:value-type="float" office:value="50">
                <text:p>50</text:p>
                <draw:g>
                  <svg:desc>'Actions vs expansions'.G9:'Actions vs expansions'.J9</svg:desc>
                </draw:g>
              </table:table-cell>
              <table:table-cell office:value-type="float" office:value="2467">
                <text:p>2467</text:p>
              </table:table-cell>
              <table:table-cell office:value-type="float" office:value="7388">
                <text:p>7388</text:p>
              </table:table-cell>
              <table:table-cell office:value-type="float" office:value="34330">
                <text:p>34330</text:p>
              </table:table-cell>
            </table:table-row>
            <table:table-row>
              <table:table-cell office:value-type="string">
                <text:p>astar_search, h_pg_levelsum</text:p>
                <draw:g>
                  <svg:desc>'Actions vs expansions'.F10:'Actions vs expansions'.F10</svg:desc>
                </draw:g>
              </table:table-cell>
              <table:table-cell office:value-type="float" office:value="28">
                <text:p>28</text:p>
                <draw:g>
                  <svg:desc>'Actions vs expansions'.G10:'Actions vs expansions'.J10</svg:desc>
                </draw:g>
              </table:table-cell>
              <table:table-cell office:value-type="float" office:value="357">
                <text:p>357</text:p>
              </table:table-cell>
              <table:table-cell office:value-type="float" office:value="369">
                <text:p>36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astar_search, h_pg_maxlevel</text:p>
                <draw:g>
                  <svg:desc>'Actions vs expansions'.F11:'Actions vs expansions'.F11</svg:desc>
                </draw:g>
              </table:table-cell>
              <table:table-cell office:value-type="float" office:value="43">
                <text:p>43</text:p>
                <draw:g>
                  <svg:desc>'Actions vs expansions'.G11:'Actions vs expansions'.J11</svg:desc>
                </draw:g>
              </table:table-cell>
              <table:table-cell office:value-type="float" office:value="2887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_search, h_pg_setlevel</text:p>
                <draw:g>
                  <svg:desc>'Actions vs expansions'.F12:'Actions vs expansions'.F12</svg:desc>
                </draw:g>
              </table:table-cell>
              <table:table-cell office:value-type="float" office:value="33">
                <text:p>33</text:p>
                <draw:g>
                  <svg:desc>'Actions vs expansions'.G12:'Actions vs expansions'.J12</svg:desc>
                </draw:g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416cm" svg:height="11.198cm" xlink:href=".." xlink:type="simple" chart:class="chart:scatter" chart:row-mapping="0 1 2 3 4 5 6 7 8 9 10" chart:style-name="ch1">
        <chart:legend chart:legend-position="end" svg:x="14.865cm" svg:y="2.128cm" style:legend-expansion="high" chart:style-name="ch2"/>
        <chart:plot-area chart:style-name="ch3" table:cell-range-address="'Actions vs plan'.F1:'Actions vs plan'.J12" chart:data-source-has-labels="both" svg:x="1.408cm" svg:y="0.223cm" svg:width="13.029cm" svg:height="9.802cm">
          <chartooo:coordinate-region svg:x="2.04cm" svg:y="0.415cm" svg:width="12.12cm" svg:height="8.978cm"/>
          <chart:axis chart:dimension="x" chart:name="primary-x" chart:style-name="ch4" chartooo:axis-type="auto">
            <chart:title svg:x="7.346cm" svg:y="10.249cm" chart:style-name="ch5">
              <text:p>Actions</text:p>
            </chart:title>
            <chart:categories table:cell-range-address="'Actions vs plan'.G1:'Actions vs plan'.J1"/>
          </chart:axis>
          <chart:axis chart:dimension="y" chart:name="primary-y" chart:style-name="ch6">
            <chart:title svg:x="0.451cm" svg:y="5.943cm" chart:style-name="ch7">
              <text:p>Plan lenght</text:p>
            </chart:title>
            <chart:grid chart:style-name="ch8" chart:class="major"/>
          </chart:axis>
          <chart:series chart:style-name="ch9" chart:values-cell-range-address="'Actions vs plan'.G2:'Actions vs plan'.J2" chart:label-cell-address="'Actions vs plan'.F2:'Actions vs plan'.F2" chart:class="chart:scatter">
            <chart:domain table:cell-range-address="'Actions vs plan'.G1:'Actions vs plan'.J1"/>
            <chart:data-point chart:repeated="4"/>
          </chart:series>
          <chart:series chart:style-name="ch10" chart:values-cell-range-address="'Actions vs plan'.G3:'Actions vs plan'.J3" chart:label-cell-address="'Actions vs plan'.F3:'Actions vs plan'.F3" chart:class="chart:scatter">
            <chart:data-point chart:repeated="4"/>
          </chart:series>
          <chart:series chart:style-name="ch11" chart:values-cell-range-address="'Actions vs plan'.G4:'Actions vs plan'.J4" chart:label-cell-address="'Actions vs plan'.F4:'Actions vs plan'.F4" chart:class="chart:scatter">
            <chart:data-point chart:repeated="4"/>
          </chart:series>
          <chart:series chart:style-name="ch12" chart:values-cell-range-address="'Actions vs plan'.G5:'Actions vs plan'.J5" chart:label-cell-address="'Actions vs plan'.F5:'Actions vs plan'.F5" chart:class="chart:scatter">
            <chart:data-point chart:repeated="4"/>
          </chart:series>
          <chart:series chart:style-name="ch13" chart:values-cell-range-address="'Actions vs plan'.G6:'Actions vs plan'.J6" chart:label-cell-address="'Actions vs plan'.F6:'Actions vs plan'.F6" chart:class="chart:scatter">
            <chart:data-point chart:repeated="4"/>
          </chart:series>
          <chart:series chart:style-name="ch14" chart:values-cell-range-address="'Actions vs plan'.G7:'Actions vs plan'.J7" chart:label-cell-address="'Actions vs plan'.F7:'Actions vs plan'.F7" chart:class="chart:scatter">
            <chart:data-point chart:repeated="4"/>
          </chart:series>
          <chart:series chart:style-name="ch15" chart:values-cell-range-address="'Actions vs plan'.G8:'Actions vs plan'.J8" chart:label-cell-address="'Actions vs plan'.F8:'Actions vs plan'.F8" chart:class="chart:scatter">
            <chart:data-point chart:repeated="4"/>
          </chart:series>
          <chart:series chart:style-name="ch16" chart:values-cell-range-address="'Actions vs plan'.G9:'Actions vs plan'.J9" chart:label-cell-address="'Actions vs plan'.F9:'Actions vs plan'.F9" chart:class="chart:scatter">
            <chart:data-point chart:repeated="4"/>
          </chart:series>
          <chart:series chart:style-name="ch17" chart:values-cell-range-address="'Actions vs plan'.G10:'Actions vs plan'.J10" chart:label-cell-address="'Actions vs plan'.F10:'Actions vs plan'.F10" chart:class="chart:scatter">
            <chart:data-point chart:repeated="4"/>
          </chart:series>
          <chart:series chart:style-name="ch18" chart:values-cell-range-address="'Actions vs plan'.G11:'Actions vs plan'.J11" chart:label-cell-address="'Actions vs plan'.F11:'Actions vs plan'.F11" chart:class="chart:scatter">
            <chart:data-point chart:repeated="4"/>
          </chart:series>
          <chart:series chart:style-name="ch19" chart:values-cell-range-address="'Actions vs plan'.G12:'Actions vs plan'.J12" chart:label-cell-address="'Actions vs plan'.F12:'Actions vs plan'.F12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Actions vs plan'.G1:'Actions vs plan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Actions vs plan'.G1:'Actions vs plan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breadth_first_search </text:p>
                <draw:g>
                  <svg:desc>'Actions vs plan'.F2:'Actions vs plan'.F2</svg:desc>
                </draw:g>
              </table:table-cell>
              <table:table-cell office:value-type="float" office:value="6">
                <text:p>6</text:p>
                <draw:g>
                  <svg:desc>'Actions vs plan'.G2:'Actions vs plan'.J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epth_first_graph_search</text:p>
                <draw:g>
                  <svg:desc>'Actions vs plan'.F3:'Actions vs plan'.F3</svg:desc>
                </draw:g>
              </table:table-cell>
              <table:table-cell office:value-type="float" office:value="20">
                <text:p>20</text:p>
                <draw:g>
                  <svg:desc>'Actions vs plan'.G3:'Actions vs plan'.J3</svg:desc>
                </draw:g>
              </table:table-cell>
              <table:table-cell office:value-type="float" office:value="619">
                <text:p>619</text:p>
              </table:table-cell>
              <table:table-cell office:value-type="float" office:value="392">
                <text:p>392</text:p>
              </table:table-cell>
              <table:table-cell office:value-type="float" office:value="24132">
                <text:p>24132</text:p>
              </table:table-cell>
            </table:table-row>
            <table:table-row>
              <table:table-cell office:value-type="string">
                <text:p>uniform_cost_search</text:p>
                <draw:g>
                  <svg:desc>'Actions vs plan'.F4:'Actions vs plan'.F4</svg:desc>
                </draw:g>
              </table:table-cell>
              <table:table-cell office:value-type="float" office:value="6">
                <text:p>6</text:p>
                <draw:g>
                  <svg:desc>'Actions vs plan'.G4:'Actions vs plan'.J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reedy_best_first_graph_search, h_unmet_goals</text:p>
                <draw:g>
                  <svg:desc>'Actions vs plan'.F5:'Actions vs plan'.F5</svg:desc>
                </draw:g>
              </table:table-cell>
              <table:table-cell office:value-type="float" office:value="6">
                <text:p>6</text:p>
                <draw:g>
                  <svg:desc>'Actions vs plan'.G5:'Actions vs plan'.J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reedy_best_first_graph_search, h_pg_levelsum</text:p>
                <draw:g>
                  <svg:desc>'Actions vs plan'.F6:'Actions vs plan'.F6</svg:desc>
                </draw:g>
              </table:table-cell>
              <table:table-cell office:value-type="float" office:value="6">
                <text:p>6</text:p>
                <draw:g>
                  <svg:desc>'Actions vs plan'.G6:'Actions vs plan'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reedy_best_first_graph_search, h_pg_maxlevel</text:p>
                <draw:g>
                  <svg:desc>'Actions vs plan'.F7:'Actions vs plan'.F7</svg:desc>
                </draw:g>
              </table:table-cell>
              <table:table-cell office:value-type="float" office:value="6">
                <text:p>6</text:p>
                <draw:g>
                  <svg:desc>'Actions vs plan'.G7:'Actions vs plan'.J7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reedy_best_first_graph_search, h_pg_setlevel</text:p>
                <draw:g>
                  <svg:desc>'Actions vs plan'.F8:'Actions vs plan'.F8</svg:desc>
                </draw:g>
              </table:table-cell>
              <table:table-cell office:value-type="float" office:value="6">
                <text:p>6</text:p>
                <draw:g>
                  <svg:desc>'Actions vs plan'.G8:'Actions vs plan'.J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star_search, h_unmet_goals</text:p>
                <draw:g>
                  <svg:desc>'Actions vs plan'.F9:'Actions vs plan'.F9</svg:desc>
                </draw:g>
              </table:table-cell>
              <table:table-cell office:value-type="float" office:value="6">
                <text:p>6</text:p>
                <draw:g>
                  <svg:desc>'Actions vs plan'.G9:'Actions vs plan'.J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star_search, h_pg_levelsum</text:p>
                <draw:g>
                  <svg:desc>'Actions vs plan'.F10:'Actions vs plan'.F10</svg:desc>
                </draw:g>
              </table:table-cell>
              <table:table-cell office:value-type="float" office:value="6">
                <text:p>6</text:p>
                <draw:g>
                  <svg:desc>'Actions vs plan'.G10:'Actions vs plan'.J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star_search, h_pg_maxlevel</text:p>
                <draw:g>
                  <svg:desc>'Actions vs plan'.F11:'Actions vs plan'.F11</svg:desc>
                </draw:g>
              </table:table-cell>
              <table:table-cell office:value-type="float" office:value="6">
                <text:p>6</text:p>
                <draw:g>
                  <svg:desc>'Actions vs plan'.G11:'Actions vs plan'.J1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_search, h_pg_setlevel</text:p>
                <draw:g>
                  <svg:desc>'Actions vs plan'.F12:'Actions vs plan'.F12</svg:desc>
                </draw:g>
              </table:table-cell>
              <table:table-cell office:value-type="float" office:value="6">
                <text:p>6</text:p>
                <draw:g>
                  <svg:desc>'Actions vs plan'.G12:'Actions vs plan'.J1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75cm" svg:height="6.98cm" xlink:href=".." xlink:type="simple" chart:class="chart:scatter" chart:style-name="ch1">
        <chart:legend chart:legend-position="end" svg:x="12.516cm" svg:y="3.198cm" style:legend-expansion="high" chart:style-name="ch2"/>
        <chart:plot-area chart:style-name="ch3" table:cell-range-address="'Actions vs plan'.W38:'Actions vs plan'.X47" chart:data-source-has-labels="both" svg:x="1.291cm" svg:y="0.139cm" svg:width="10.914cm" svg:height="5.752cm">
          <chartooo:coordinate-region svg:x="1.733cm" svg:y="0.331cm" svg:width="10.09cm" svg:height="4.928cm"/>
          <chart:axis chart:dimension="x" chart:name="primary-x" chart:style-name="ch4" chartooo:axis-type="auto">
            <chart:title svg:x="5.696cm" svg:y="6.031cm" chart:style-name="ch5">
              <text:p>Seach method</text:p>
            </chart:title>
            <chart:categories table:cell-range-address="'Actions vs plan'.W39:'Actions vs plan'.W47"/>
          </chart:axis>
          <chart:axis chart:dimension="y" chart:name="primary-y" chart:style-name="ch4">
            <chart:title svg:x="0.451cm" svg:y="3.411cm" chart:style-name="ch6">
              <text:p>Time</text:p>
            </chart:title>
            <chart:grid chart:style-name="ch7" chart:class="major"/>
          </chart:axis>
          <chart:series chart:style-name="ch8" chart:values-cell-range-address="'Actions vs plan'.X39:'Actions vs plan'.X47" chart:label-cell-address="'Actions vs plan'.X38:'Actions vs plan'.X38" chart:class="chart:scatter">
            <chart:domain table:cell-range-address="'Actions vs plan'.W39:'Actions vs plan'.W47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ctions vs plan'.X38:'Actions vs plan'.X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Actions vs plan'.W39:'Actions vs plan'.W47</svg:desc>
                </draw:g>
              </table:table-cell>
              <table:table-cell office:value-type="float" office:value="NaN">
                <text:p>NaN</text:p>
                <draw:g>
                  <svg:desc>'Actions vs plan'.X39:'Actions vs plan'.X4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416cm" svg:height="11.198cm" xlink:href=".." xlink:type="simple" chart:class="chart:scatter" chart:style-name="ch1">
        <chart:legend chart:legend-position="end" svg:x="14.865cm" svg:y="2.128cm" style:legend-expansion="high" chart:style-name="ch2"/>
        <chart:plot-area chart:style-name="ch3" table:cell-range-address="'Actions vs time'.F1:'Actions vs time'.J12" chart:data-source-has-labels="both" svg:x="1.408cm" svg:y="0.223cm" svg:width="13.029cm" svg:height="9.802cm">
          <chartooo:coordinate-region svg:x="3.014cm" svg:y="0.415cm" svg:width="11.146cm" svg:height="8.978cm"/>
          <chart:axis chart:dimension="x" chart:name="primary-x" chart:style-name="ch4" chartooo:axis-type="auto">
            <chart:title svg:x="7.346cm" svg:y="10.249cm" chart:style-name="ch5">
              <text:p>Actions</text:p>
            </chart:title>
            <chart:categories table:cell-range-address="'Actions vs time'.G1:'Actions vs time'.J1"/>
          </chart:axis>
          <chart:axis chart:dimension="y" chart:name="primary-y" chart:style-name="ch6">
            <chart:title svg:x="0.451cm" svg:y="5.52cm" chart:style-name="ch7">
              <text:p>Time</text:p>
            </chart:title>
            <chart:grid chart:style-name="ch8" chart:class="major"/>
          </chart:axis>
          <chart:series chart:style-name="ch9" chart:values-cell-range-address="'Actions vs time'.G2:'Actions vs time'.J2" chart:label-cell-address="'Actions vs time'.F2:'Actions vs time'.F2" chart:class="chart:scatter">
            <chart:domain table:cell-range-address="'Actions vs time'.G1:'Actions vs time'.J1"/>
            <chart:data-point chart:repeated="4"/>
          </chart:series>
          <chart:series chart:style-name="ch10" chart:values-cell-range-address="'Actions vs time'.G3:'Actions vs time'.J3" chart:label-cell-address="'Actions vs time'.F3:'Actions vs time'.F3" chart:class="chart:scatter">
            <chart:data-point chart:repeated="4"/>
          </chart:series>
          <chart:series chart:style-name="ch11" chart:values-cell-range-address="'Actions vs time'.G4:'Actions vs time'.J4" chart:label-cell-address="'Actions vs time'.F4:'Actions vs time'.F4" chart:class="chart:scatter">
            <chart:data-point chart:repeated="4"/>
          </chart:series>
          <chart:series chart:style-name="ch12" chart:values-cell-range-address="'Actions vs time'.G5:'Actions vs time'.J5" chart:label-cell-address="'Actions vs time'.F5:'Actions vs time'.F5" chart:class="chart:scatter">
            <chart:data-point chart:repeated="4"/>
          </chart:series>
          <chart:series chart:style-name="ch13" chart:values-cell-range-address="'Actions vs time'.G6:'Actions vs time'.J6" chart:label-cell-address="'Actions vs time'.F6:'Actions vs time'.F6" chart:class="chart:scatter">
            <chart:data-point chart:repeated="4"/>
          </chart:series>
          <chart:series chart:style-name="ch14" chart:values-cell-range-address="'Actions vs time'.G7:'Actions vs time'.J7" chart:label-cell-address="'Actions vs time'.F7:'Actions vs time'.F7" chart:class="chart:scatter">
            <chart:data-point chart:repeated="4"/>
          </chart:series>
          <chart:series chart:style-name="ch15" chart:values-cell-range-address="'Actions vs time'.G8:'Actions vs time'.J8" chart:label-cell-address="'Actions vs time'.F8:'Actions vs time'.F8" chart:class="chart:scatter">
            <chart:data-point chart:repeated="4"/>
          </chart:series>
          <chart:series chart:style-name="ch16" chart:values-cell-range-address="'Actions vs time'.G9:'Actions vs time'.J9" chart:label-cell-address="'Actions vs time'.F9:'Actions vs time'.F9" chart:class="chart:scatter">
            <chart:data-point chart:repeated="4"/>
          </chart:series>
          <chart:series chart:style-name="ch17" chart:values-cell-range-address="'Actions vs time'.G10:'Actions vs time'.J10" chart:label-cell-address="'Actions vs time'.F10:'Actions vs time'.F10" chart:class="chart:scatter">
            <chart:data-point chart:repeated="4"/>
          </chart:series>
          <chart:series chart:style-name="ch18" chart:values-cell-range-address="'Actions vs time'.G11:'Actions vs time'.J11" chart:label-cell-address="'Actions vs time'.F11:'Actions vs time'.F11" chart:class="chart:scatter">
            <chart:data-point chart:repeated="4"/>
          </chart:series>
          <chart:series chart:style-name="ch19" chart:values-cell-range-address="'Actions vs time'.G12:'Actions vs time'.J12" chart:label-cell-address="'Actions vs time'.F12:'Actions vs time'.F12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Actions vs time'.G1:'Actions vs time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time'.F2:'Actions vs time'.F2</svg:desc>
                </draw:g>
              </table:table-cell>
              <table:table-cell office:value-type="float" office:value="0.00401040000000001">
                <text:p>0.00401040000000001</text:p>
                <draw:g>
                  <svg:desc>'Actions vs time'.G2:'Actions vs time'.J2</svg:desc>
                </draw:g>
              </table:table-cell>
              <table:table-cell office:value-type="float" office:value="1.286322">
                <text:p>1.286322</text:p>
              </table:table-cell>
              <table:table-cell office:value-type="float" office:value="6.7072619">
                <text:p>6.7072619</text:p>
              </table:table-cell>
              <table:table-cell office:value-type="float" office:value="62.4931047">
                <text:p>62.4931047</text:p>
              </table:table-cell>
            </table:table-row>
            <table:table-row>
              <table:table-cell office:value-type="string">
                <text:p>depth_first_graph_search</text:p>
                <draw:g>
                  <svg:desc>'Actions vs time'.F3:'Actions vs time'.F3</svg:desc>
                </draw:g>
              </table:table-cell>
              <table:table-cell office:value-type="float" office:value="0.0022263">
                <text:p>0.0022263</text:p>
                <draw:g>
                  <svg:desc>'Actions vs time'.G3:'Actions vs time'.J3</svg:desc>
                </draw:g>
              </table:table-cell>
              <table:table-cell office:value-type="float" office:value="1.7302607">
                <text:p>1.7302607</text:p>
              </table:table-cell>
              <table:table-cell office:value-type="float" office:value="0.688759200000001">
                <text:p>0.688759200000001</text:p>
              </table:table-cell>
              <table:table-cell office:value-type="float" office:value="2255.6572815">
                <text:p>2255.6572815</text:p>
              </table:table-cell>
            </table:table-row>
            <table:table-row>
              <table:table-cell office:value-type="string">
                <text:p>uniform_cost_search</text:p>
                <draw:g>
                  <svg:desc>'Actions vs time'.F4:'Actions vs time'.F4</svg:desc>
                </draw:g>
              </table:table-cell>
              <table:table-cell office:value-type="float" office:value="0.0061692">
                <text:p>0.0061692</text:p>
                <draw:g>
                  <svg:desc>'Actions vs time'.G4:'Actions vs time'.J4</svg:desc>
                </draw:g>
              </table:table-cell>
              <table:table-cell office:value-type="float" office:value="2.1363164">
                <text:p>2.1363164</text:p>
              </table:table-cell>
              <table:table-cell office:value-type="float" office:value="9.2006677">
                <text:p>9.2006677</text:p>
              </table:table-cell>
              <table:table-cell office:value-type="float" office:value="73.2896267000006">
                <text:p>73.2896267000006</text:p>
              </table:table-cell>
            </table:table-row>
            <table:table-row>
              <table:table-cell office:value-type="string">
                <text:p>greedy_best_first_graph_search, h_unmet_goals</text:p>
                <draw:g>
                  <svg:desc>'Actions vs time'.F5:'Actions vs time'.F5</svg:desc>
                </draw:g>
              </table:table-cell>
              <table:table-cell office:value-type="float" office:value="0.00102780000000001">
                <text:p>0.00102780000000001</text:p>
                <draw:g>
                  <svg:desc>'Actions vs time'.G5:'Actions vs time'.J5</svg:desc>
                </draw:g>
              </table:table-cell>
              <table:table-cell office:value-type="float" office:value="0.0121082000000001">
                <text:p>0.0121082000000001</text:p>
              </table:table-cell>
              <table:table-cell office:value-type="float" office:value="0.0226965999999997">
                <text:p>0.0226965999999997</text:p>
              </table:table-cell>
              <table:table-cell office:value-type="float" office:value="0.0368794999994861">
                <text:p>0.0368794999994861</text:p>
              </table:table-cell>
            </table:table-row>
            <table:table-row>
              <table:table-cell office:value-type="string">
                <text:p>greedy_best_first_graph_search, h_pg_levelsum</text:p>
                <draw:g>
                  <svg:desc>'Actions vs time'.F6:'Actions vs time'.F6</svg:desc>
                </draw:g>
              </table:table-cell>
              <table:table-cell office:value-type="float" office:value="0.3815903">
                <text:p>0.3815903</text:p>
                <draw:g>
                  <svg:desc>'Actions vs time'.G6:'Actions vs time'.J6</svg:desc>
                </draw:g>
              </table:table-cell>
              <table:table-cell office:value-type="float" office:value="9.9710311">
                <text:p>9.9710311</text:p>
              </table:table-cell>
              <table:table-cell office:value-type="float" office:value="22.3828773">
                <text:p>22.3828773</text:p>
              </table:table-cell>
              <table:table-cell office:value-type="float" office:value="42.1026019999999">
                <text:p>42.1026019999999</text:p>
              </table:table-cell>
            </table:table-row>
            <table:table-row>
              <table:table-cell office:value-type="string">
                <text:p>greedy_best_first_graph_search, h_pg_maxlevel</text:p>
                <draw:g>
                  <svg:desc>'Actions vs time'.F7:'Actions vs time'.F7</svg:desc>
                </draw:g>
              </table:table-cell>
              <table:table-cell office:value-type="float" office:value="0.2840353">
                <text:p>0.2840353</text:p>
                <draw:g>
                  <svg:desc>'Actions vs time'.G7:'Actions vs time'.J7</svg:desc>
                </draw:g>
              </table:table-cell>
              <table:table-cell office:value-type="float" office:value="19.8255502">
                <text:p>19.8255502</text:p>
              </table:table-cell>
              <table:table-cell office:value-type="float" office:value="26.8393283">
                <text:p>26.8393283</text:p>
              </table:table-cell>
              <table:table-cell office:value-type="float" office:value="97.1335939999999">
                <text:p>97.1335939999999</text:p>
              </table:table-cell>
            </table:table-row>
            <table:table-row>
              <table:table-cell office:value-type="string">
                <text:p>greedy_best_first_graph_search, h_pg_setlevel</text:p>
                <draw:g>
                  <svg:desc>'Actions vs time'.F8:'Actions vs time'.F8</svg:desc>
                </draw:g>
              </table:table-cell>
              <table:table-cell office:value-type="float" office:value="0.9514603">
                <text:p>0.9514603</text:p>
                <draw:g>
                  <svg:desc>'Actions vs time'.G8:'Actions vs time'.J8</svg:desc>
                </draw:g>
              </table:table-cell>
              <table:table-cell office:value-type="float" office:value="22.9613929">
                <text:p>22.9613929</text:p>
              </table:table-cell>
              <table:table-cell office:value-type="float" office:value="127.1515226">
                <text:p>127.1515226</text:p>
              </table:table-cell>
              <table:table-cell office:value-type="float" office:value="596.4100717">
                <text:p>596.4100717</text:p>
              </table:table-cell>
            </table:table-row>
            <table:table-row>
              <table:table-cell office:value-type="string">
                <text:p>astar_search, h_unmet_goals</text:p>
                <draw:g>
                  <svg:desc>'Actions vs time'.F9:'Actions vs time'.F9</svg:desc>
                </draw:g>
              </table:table-cell>
              <table:table-cell office:value-type="float" office:value="0.00626830000000012">
                <text:p>0.00626830000000012</text:p>
                <draw:g>
                  <svg:desc>'Actions vs time'.G9:'Actions vs time'.J9</svg:desc>
                </draw:g>
              </table:table-cell>
              <table:table-cell office:value-type="float" office:value="1.421476">
                <text:p>1.421476</text:p>
              </table:table-cell>
              <table:table-cell office:value-type="float" office:value="5.36703919999999">
                <text:p>5.36703919999999</text:p>
              </table:table-cell>
              <table:table-cell office:value-type="float" office:value="34.6832168000001">
                <text:p>34.6832168000001</text:p>
              </table:table-cell>
            </table:table-row>
            <table:table-row>
              <table:table-cell office:value-type="string">
                <text:p>astar_search, h_pg_levelsum</text:p>
                <draw:g>
                  <svg:desc>'Actions vs time'.F10:'Actions vs time'.F10</svg:desc>
                </draw:g>
              </table:table-cell>
              <table:table-cell office:value-type="float" office:value="1.0340982">
                <text:p>1.0340982</text:p>
                <draw:g>
                  <svg:desc>'Actions vs time'.G10:'Actions vs time'.J10</svg:desc>
                </draw:g>
              </table:table-cell>
              <table:table-cell office:value-type="float" office:value="248.7476766">
                <text:p>248.7476766</text:p>
              </table:table-cell>
              <table:table-cell office:value-type="float" office:value="413.3267877">
                <text:p>413.3267877</text:p>
              </table:table-cell>
              <table:table-cell office:value-type="float" office:value="2331.995729">
                <text:p>2331.995729</text:p>
              </table:table-cell>
            </table:table-row>
            <table:table-row>
              <table:table-cell office:value-type="string">
                <text:p>astar_search, h_pg_maxlevel</text:p>
                <draw:g>
                  <svg:desc>'Actions vs time'.F11:'Actions vs time'.F11</svg:desc>
                </draw:g>
              </table:table-cell>
              <table:table-cell office:value-type="float" office:value="1.0087314">
                <text:p>1.0087314</text:p>
                <draw:g>
                  <svg:desc>'Actions vs time'.G11:'Actions vs time'.J11</svg:desc>
                </draw:g>
              </table:table-cell>
              <table:table-cell office:value-type="float" office:value="2346.1939995">
                <text:p>2346.193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_search, h_pg_setlevel</text:p>
                <draw:g>
                  <svg:desc>'Actions vs time'.F12:'Actions vs time'.F12</svg:desc>
                </draw:g>
              </table:table-cell>
              <table:table-cell office:value-type="float" office:value="2.3984571">
                <text:p>2.3984571</text:p>
                <draw:g>
                  <svg:desc>'Actions vs time'.G12:'Actions vs time'.J12</svg:desc>
                </draw:g>
              </table:table-cell>
              <table:table-cell office:value-type="float" office:value="2021.5227873">
                <text:p>2021.522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16cm" svg:height="11.198cm" xlink:href=".." xlink:type="simple" chart:class="chart:scatter" chart:style-name="ch1">
        <chart:legend chart:legend-position="end" svg:x="19.5cm" svg:y="4.583cm" style:legend-expansion="high" chart:style-name="ch2"/>
        <chart:plot-area chart:style-name="ch3" table:cell-range-address="'Actions vs time'.F1:'Actions vs time'.J12" chart:data-source-has-labels="both" svg:x="1.408cm" svg:y="0.223cm" svg:width="17.664cm" svg:height="9.802cm">
          <chartooo:coordinate-region svg:x="3.014cm" svg:y="0.415cm" svg:width="15.866cm" svg:height="8.978cm"/>
          <chart:axis chart:dimension="x" chart:name="primary-x" chart:style-name="ch4" chartooo:axis-type="auto">
            <chart:title svg:x="9.135cm" svg:y="10.249cm" chart:style-name="ch5">
              <text:p>Search method</text:p>
            </chart:title>
            <chart:categories table:cell-range-address="'Actions vs time'.F2:'Actions vs time'.F12"/>
          </chart:axis>
          <chart:axis chart:dimension="y" chart:name="primary-y" chart:style-name="ch6">
            <chart:title svg:x="0.451cm" svg:y="5.52cm" chart:style-name="ch7">
              <text:p>Time</text:p>
            </chart:title>
            <chart:grid chart:style-name="ch8" chart:class="major"/>
          </chart:axis>
          <chart:series chart:style-name="ch9" chart:values-cell-range-address="'Actions vs time'.G2:'Actions vs time'.G12" chart:label-cell-address="'Actions vs time'.G1:'Actions vs time'.G1" chart:class="chart:scatter">
            <chart:data-point chart:repeated="11"/>
          </chart:series>
          <chart:series chart:style-name="ch10" chart:values-cell-range-address="'Actions vs time'.H2:'Actions vs time'.H12" chart:label-cell-address="'Actions vs time'.H1:'Actions vs time'.H1" chart:class="chart:scatter">
            <chart:data-point chart:repeated="11"/>
          </chart:series>
          <chart:series chart:style-name="ch11" chart:values-cell-range-address="'Actions vs time'.I2:'Actions vs time'.I12" chart:label-cell-address="'Actions vs time'.I1:'Actions vs time'.I1" chart:class="chart:scatter">
            <chart:data-point chart:repeated="11"/>
          </chart:series>
          <chart:series chart:style-name="ch12" chart:values-cell-range-address="'Actions vs time'.J2:'Actions vs time'.J12" chart:label-cell-address="'Actions vs time'.J1:'Actions vs time'.J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'Actions vs time'.G1:'Actions vs time'.G1</svg:desc>
                </draw:g>
              </table:table-cell>
              <table:table-cell office:value-type="string">
                <text:p>72</text:p>
                <draw:g>
                  <svg:desc>'Actions vs time'.H1:'Actions vs time'.H1</svg:desc>
                </draw:g>
              </table:table-cell>
              <table:table-cell office:value-type="string">
                <text:p>88</text:p>
                <draw:g>
                  <svg:desc>'Actions vs time'.I1:'Actions vs time'.I1</svg:desc>
                </draw:g>
              </table:table-cell>
              <table:table-cell office:value-type="string">
                <text:p>104</text:p>
                <draw:g>
                  <svg:desc>'Actions vs time'.J1:'Actions vs time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time'.F2:'Actions vs time'.F12</svg:desc>
                </draw:g>
              </table:table-cell>
              <table:table-cell office:value-type="float" office:value="0.00401040000000001">
                <text:p>0.00401040000000001</text:p>
                <draw:g>
                  <svg:desc>'Actions vs time'.G2:'Actions vs time'.G12</svg:desc>
                </draw:g>
              </table:table-cell>
              <table:table-cell office:value-type="float" office:value="1.286322">
                <text:p>1.286322</text:p>
                <draw:g>
                  <svg:desc>'Actions vs time'.H2:'Actions vs time'.H12</svg:desc>
                </draw:g>
              </table:table-cell>
              <table:table-cell office:value-type="float" office:value="6.7072619">
                <text:p>6.7072619</text:p>
                <draw:g>
                  <svg:desc>'Actions vs time'.I2:'Actions vs time'.I12</svg:desc>
                </draw:g>
              </table:table-cell>
              <table:table-cell office:value-type="float" office:value="62.4931047">
                <text:p>62.4931047</text:p>
                <draw:g>
                  <svg:desc>'Actions vs time'.J2:'Actions vs time'.J12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0.0022263">
                <text:p>0.0022263</text:p>
              </table:table-cell>
              <table:table-cell office:value-type="float" office:value="1.7302607">
                <text:p>1.7302607</text:p>
              </table:table-cell>
              <table:table-cell office:value-type="float" office:value="0.688759200000001">
                <text:p>0.688759200000001</text:p>
              </table:table-cell>
              <table:table-cell office:value-type="float" office:value="2255.6572815">
                <text:p>2255.6572815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0.0061692">
                <text:p>0.0061692</text:p>
              </table:table-cell>
              <table:table-cell office:value-type="float" office:value="2.1363164">
                <text:p>2.1363164</text:p>
              </table:table-cell>
              <table:table-cell office:value-type="float" office:value="9.2006677">
                <text:p>9.2006677</text:p>
              </table:table-cell>
              <table:table-cell office:value-type="float" office:value="73.2896267000006">
                <text:p>73.2896267000006</text:p>
              </table:table-cell>
            </table:table-row>
            <table:table-row>
              <table:table-cell office:value-type="string">
                <text:p>greedy_best_first_graph_search, h_unmet_goals</text:p>
              </table:table-cell>
              <table:table-cell office:value-type="float" office:value="0.00102780000000001">
                <text:p>0.00102780000000001</text:p>
              </table:table-cell>
              <table:table-cell office:value-type="float" office:value="0.0121082000000001">
                <text:p>0.0121082000000001</text:p>
              </table:table-cell>
              <table:table-cell office:value-type="float" office:value="0.0226965999999997">
                <text:p>0.0226965999999997</text:p>
              </table:table-cell>
              <table:table-cell office:value-type="float" office:value="0.0368794999994861">
                <text:p>0.0368794999994861</text:p>
              </table:table-cell>
            </table:table-row>
            <table:table-row>
              <table:table-cell office:value-type="string">
                <text:p>greedy_best_first_graph_search, h_pg_levelsum</text:p>
              </table:table-cell>
              <table:table-cell office:value-type="float" office:value="0.3815903">
                <text:p>0.3815903</text:p>
              </table:table-cell>
              <table:table-cell office:value-type="float" office:value="9.9710311">
                <text:p>9.9710311</text:p>
              </table:table-cell>
              <table:table-cell office:value-type="float" office:value="22.3828773">
                <text:p>22.3828773</text:p>
              </table:table-cell>
              <table:table-cell office:value-type="float" office:value="42.1026019999999">
                <text:p>42.1026019999999</text:p>
              </table:table-cell>
            </table:table-row>
            <table:table-row>
              <table:table-cell office:value-type="string">
                <text:p>greedy_best_first_graph_search, h_pg_maxlevel</text:p>
              </table:table-cell>
              <table:table-cell office:value-type="float" office:value="0.2840353">
                <text:p>0.2840353</text:p>
              </table:table-cell>
              <table:table-cell office:value-type="float" office:value="19.8255502">
                <text:p>19.8255502</text:p>
              </table:table-cell>
              <table:table-cell office:value-type="float" office:value="26.8393283">
                <text:p>26.8393283</text:p>
              </table:table-cell>
              <table:table-cell office:value-type="float" office:value="97.1335939999999">
                <text:p>97.1335939999999</text:p>
              </table:table-cell>
            </table:table-row>
            <table:table-row>
              <table:table-cell office:value-type="string">
                <text:p>greedy_best_first_graph_search, h_pg_setlevel</text:p>
              </table:table-cell>
              <table:table-cell office:value-type="float" office:value="0.9514603">
                <text:p>0.9514603</text:p>
              </table:table-cell>
              <table:table-cell office:value-type="float" office:value="22.9613929">
                <text:p>22.9613929</text:p>
              </table:table-cell>
              <table:table-cell office:value-type="float" office:value="127.1515226">
                <text:p>127.1515226</text:p>
              </table:table-cell>
              <table:table-cell office:value-type="float" office:value="596.4100717">
                <text:p>596.4100717</text:p>
              </table:table-cell>
            </table:table-row>
            <table:table-row>
              <table:table-cell office:value-type="string">
                <text:p>astar_search, h_unmet_goals</text:p>
              </table:table-cell>
              <table:table-cell office:value-type="float" office:value="0.00626830000000012">
                <text:p>0.00626830000000012</text:p>
              </table:table-cell>
              <table:table-cell office:value-type="float" office:value="1.421476">
                <text:p>1.421476</text:p>
              </table:table-cell>
              <table:table-cell office:value-type="float" office:value="5.36703919999999">
                <text:p>5.36703919999999</text:p>
              </table:table-cell>
              <table:table-cell office:value-type="float" office:value="34.6832168000001">
                <text:p>34.6832168000001</text:p>
              </table:table-cell>
            </table:table-row>
            <table:table-row>
              <table:table-cell office:value-type="string">
                <text:p>astar_search, h_pg_levelsum</text:p>
              </table:table-cell>
              <table:table-cell office:value-type="float" office:value="1.0340982">
                <text:p>1.0340982</text:p>
              </table:table-cell>
              <table:table-cell office:value-type="float" office:value="248.7476766">
                <text:p>248.7476766</text:p>
              </table:table-cell>
              <table:table-cell office:value-type="float" office:value="413.3267877">
                <text:p>413.3267877</text:p>
              </table:table-cell>
              <table:table-cell office:value-type="float" office:value="2331.995729">
                <text:p>2331.995729</text:p>
              </table:table-cell>
            </table:table-row>
            <table:table-row>
              <table:table-cell office:value-type="string">
                <text:p>astar_search, h_pg_maxlevel</text:p>
              </table:table-cell>
              <table:table-cell office:value-type="float" office:value="1.0087314">
                <text:p>1.0087314</text:p>
              </table:table-cell>
              <table:table-cell office:value-type="float" office:value="2346.1939995">
                <text:p>2346.193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_search, h_pg_setlevel</text:p>
              </table:table-cell>
              <table:table-cell office:value-type="float" office:value="2.3984571">
                <text:p>2.3984571</text:p>
              </table:table-cell>
              <table:table-cell office:value-type="float" office:value="2021.5227873">
                <text:p>2021.522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5cm" svg:height="6.98cm" xlink:href=".." xlink:type="simple" chart:class="chart:scatter" chart:style-name="ch1">
        <chart:legend chart:legend-position="end" svg:x="13.85cm" svg:y="3.198cm" style:legend-expansion="high" chart:style-name="ch2"/>
        <chart:plot-area chart:style-name="ch3" table:cell-range-address="'Actions vs time'.W2:'Actions vs time'.X11" chart:data-source-has-labels="both" svg:x="1.291cm" svg:y="0.139cm" svg:width="12.248cm" svg:height="5.752cm">
          <chartooo:coordinate-region svg:x="2.219cm" svg:y="0.332cm" svg:width="11.128cm" svg:height="4.927cm"/>
          <chart:axis chart:dimension="x" chart:name="primary-x" chart:style-name="ch4" chartooo:axis-type="auto">
            <chart:title svg:x="6.363cm" svg:y="6.031cm" chart:style-name="ch5">
              <text:p>Seach method</text:p>
            </chart:title>
            <chart:categories table:cell-range-address="'Actions vs time'.W3:'Actions vs time'.W11"/>
          </chart:axis>
          <chart:axis chart:dimension="y" chart:name="primary-y" chart:style-name="ch6">
            <chart:title svg:x="0.451cm" svg:y="3.411cm" chart:style-name="ch7">
              <text:p>Time</text:p>
            </chart:title>
            <chart:grid chart:style-name="ch8" chart:class="major"/>
          </chart:axis>
          <chart:series chart:style-name="ch9" chart:values-cell-range-address="'Actions vs time'.X3:'Actions vs time'.X11" chart:label-cell-address="'Actions vs time'.X2:'Actions vs time'.X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'Actions vs time'.X2:'Actions vs time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time'.W3:'Actions vs time'.W11</svg:desc>
                </draw:g>
              </table:table-cell>
              <table:table-cell office:value-type="float" office:value="0.00401040000000001">
                <text:p>0.00401040000000001</text:p>
                <draw:g>
                  <svg:desc>'Actions vs time'.X3:'Actions vs time'.X11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0.0022263">
                <text:p>0.0022263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0.0061692">
                <text:p>0.0061692</text:p>
              </table:table-cell>
            </table:table-row>
            <table:table-row>
              <table:table-cell office:value-type="string">
                <text:p>greedy_best_first_graph_search, h_unmet_goals</text:p>
              </table:table-cell>
              <table:table-cell office:value-type="float" office:value="0.00102780000000001">
                <text:p>0.00102780000000001</text:p>
              </table:table-cell>
            </table:table-row>
            <table:table-row>
              <table:table-cell office:value-type="string">
                <text:p>greedy_best_first_graph_search, h_pg_levelsum</text:p>
              </table:table-cell>
              <table:table-cell office:value-type="float" office:value="0.3815903">
                <text:p>0.3815903</text:p>
              </table:table-cell>
            </table:table-row>
            <table:table-row>
              <table:table-cell office:value-type="string">
                <text:p>greedy_best_first_graph_search, h_pg_maxlevel</text:p>
              </table:table-cell>
              <table:table-cell office:value-type="float" office:value="0.2840353">
                <text:p>0.2840353</text:p>
              </table:table-cell>
            </table:table-row>
            <table:table-row>
              <table:table-cell office:value-type="string">
                <text:p>greedy_best_first_graph_search, h_pg_setlevel</text:p>
              </table:table-cell>
              <table:table-cell office:value-type="float" office:value="0.9514603">
                <text:p>0.9514603</text:p>
              </table:table-cell>
            </table:table-row>
            <table:table-row>
              <table:table-cell office:value-type="string">
                <text:p>astar_search, h_unmet_goals</text:p>
              </table:table-cell>
              <table:table-cell office:value-type="float" office:value="0.00626830000000012">
                <text:p>0.00626830000000012</text:p>
              </table:table-cell>
            </table:table-row>
            <table:table-row>
              <table:table-cell office:value-type="string">
                <text:p>astar_search, h_pg_levelsum</text:p>
              </table:table-cell>
              <table:table-cell office:value-type="float" office:value="1.0340982">
                <text:p>1.0340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5cm" svg:height="6.98cm" xlink:href=".." xlink:type="simple" chart:class="chart:scatter" chart:style-name="ch1">
        <chart:legend chart:legend-position="end" svg:x="13.85cm" svg:y="3.198cm" style:legend-expansion="high" chart:style-name="ch2"/>
        <chart:plot-area chart:style-name="ch3" table:cell-range-address="'Actions vs time'.W14:'Actions vs time'.X23" chart:data-source-has-labels="both" svg:x="1.291cm" svg:y="0.139cm" svg:width="12.248cm" svg:height="5.752cm">
          <chartooo:coordinate-region svg:x="2.6cm" svg:y="0.331cm" svg:width="10.747cm" svg:height="4.928cm"/>
          <chart:axis chart:dimension="x" chart:name="primary-x" chart:style-name="ch4" chartooo:axis-type="auto">
            <chart:title svg:x="6.363cm" svg:y="6.031cm" chart:style-name="ch5">
              <text:p>Seach method</text:p>
            </chart:title>
            <chart:categories table:cell-range-address="'Actions vs time'.W15:'Actions vs time'.W23"/>
          </chart:axis>
          <chart:axis chart:dimension="y" chart:name="primary-y" chart:style-name="ch6">
            <chart:title svg:x="0.451cm" svg:y="3.411cm" chart:style-name="ch7">
              <text:p>Time</text:p>
            </chart:title>
            <chart:grid chart:style-name="ch8" chart:class="major"/>
          </chart:axis>
          <chart:series chart:style-name="ch9" chart:values-cell-range-address="'Actions vs time'.X15:'Actions vs time'.X23" chart:label-cell-address="'Actions vs time'.X14:'Actions vs time'.X14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</text:p>
                <draw:g>
                  <svg:desc>'Actions vs time'.X14:'Actions vs time'.X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time'.W15:'Actions vs time'.W23</svg:desc>
                </draw:g>
              </table:table-cell>
              <table:table-cell office:value-type="float" office:value="1.286322">
                <text:p>1.286322</text:p>
                <draw:g>
                  <svg:desc>'Actions vs time'.X15:'Actions vs time'.X23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1.7302607">
                <text:p>1.7302607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2.1363164">
                <text:p>2.1363164</text:p>
              </table:table-cell>
            </table:table-row>
            <table:table-row>
              <table:table-cell office:value-type="string">
                <text:p>greedy_best_first_graph_search, h_unmet_goals</text:p>
              </table:table-cell>
              <table:table-cell office:value-type="float" office:value="0.0121082000000001">
                <text:p>0.0121082000000001</text:p>
              </table:table-cell>
            </table:table-row>
            <table:table-row>
              <table:table-cell office:value-type="string">
                <text:p>greedy_best_first_graph_search, h_pg_levelsum</text:p>
              </table:table-cell>
              <table:table-cell office:value-type="float" office:value="9.9710311">
                <text:p>9.9710311</text:p>
              </table:table-cell>
            </table:table-row>
            <table:table-row>
              <table:table-cell office:value-type="string">
                <text:p>greedy_best_first_graph_search, h_pg_maxlevel</text:p>
              </table:table-cell>
              <table:table-cell office:value-type="float" office:value="19.8255502">
                <text:p>19.8255502</text:p>
              </table:table-cell>
            </table:table-row>
            <table:table-row>
              <table:table-cell office:value-type="string">
                <text:p>greedy_best_first_graph_search, h_pg_setlevel</text:p>
              </table:table-cell>
              <table:table-cell office:value-type="float" office:value="22.9613929">
                <text:p>22.9613929</text:p>
              </table:table-cell>
            </table:table-row>
            <table:table-row>
              <table:table-cell office:value-type="string">
                <text:p>astar_search, h_unmet_goals</text:p>
              </table:table-cell>
              <table:table-cell office:value-type="float" office:value="1.421476">
                <text:p>1.421476</text:p>
              </table:table-cell>
            </table:table-row>
            <table:table-row>
              <table:table-cell office:value-type="string">
                <text:p>astar_search, h_pg_levelsum</text:p>
              </table:table-cell>
              <table:table-cell office:value-type="float" office:value="248.7476766">
                <text:p>248.74767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5cm" svg:height="6.98cm" xlink:href=".." xlink:type="simple" chart:class="chart:scatter" chart:style-name="ch1">
        <chart:legend chart:legend-position="end" svg:x="13.85cm" svg:y="3.198cm" style:legend-expansion="high" chart:style-name="ch2"/>
        <chart:plot-area chart:style-name="ch3" table:cell-range-address="'Actions vs time'.W26:'Actions vs time'.X35" chart:data-source-has-labels="both" svg:x="1.291cm" svg:y="0.139cm" svg:width="12.248cm" svg:height="5.752cm">
          <chartooo:coordinate-region svg:x="2.6cm" svg:y="0.331cm" svg:width="10.747cm" svg:height="4.928cm"/>
          <chart:axis chart:dimension="x" chart:name="primary-x" chart:style-name="ch4" chartooo:axis-type="auto">
            <chart:title svg:x="6.363cm" svg:y="6.031cm" chart:style-name="ch5">
              <text:p>Seach method</text:p>
            </chart:title>
            <chart:categories table:cell-range-address="'Actions vs time'.W27:'Actions vs time'.W35"/>
          </chart:axis>
          <chart:axis chart:dimension="y" chart:name="primary-y" chart:style-name="ch6">
            <chart:title svg:x="0.451cm" svg:y="3.411cm" chart:style-name="ch7">
              <text:p>Time</text:p>
            </chart:title>
            <chart:grid chart:style-name="ch8" chart:class="major"/>
          </chart:axis>
          <chart:series chart:style-name="ch9" chart:values-cell-range-address="'Actions vs time'.X27:'Actions vs time'.X35" chart:label-cell-address="'Actions vs time'.X26:'Actions vs time'.X26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8</text:p>
                <draw:g>
                  <svg:desc>'Actions vs time'.X26:'Actions vs time'.X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time'.W27:'Actions vs time'.W35</svg:desc>
                </draw:g>
              </table:table-cell>
              <table:table-cell office:value-type="float" office:value="6.7072619">
                <text:p>6.7072619</text:p>
                <draw:g>
                  <svg:desc>'Actions vs time'.X27:'Actions vs time'.X35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0.688759200000001">
                <text:p>0.688759200000001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9.2006677">
                <text:p>9.2006677</text:p>
              </table:table-cell>
            </table:table-row>
            <table:table-row>
              <table:table-cell office:value-type="string">
                <text:p>greedy_best_first_graph_search, h_unmet_goals</text:p>
              </table:table-cell>
              <table:table-cell office:value-type="float" office:value="0.0226965999999997">
                <text:p>0.0226965999999997</text:p>
              </table:table-cell>
            </table:table-row>
            <table:table-row>
              <table:table-cell office:value-type="string">
                <text:p>greedy_best_first_graph_search, h_pg_levelsum</text:p>
              </table:table-cell>
              <table:table-cell office:value-type="float" office:value="22.3828773">
                <text:p>22.3828773</text:p>
              </table:table-cell>
            </table:table-row>
            <table:table-row>
              <table:table-cell office:value-type="string">
                <text:p>greedy_best_first_graph_search, h_pg_maxlevel</text:p>
              </table:table-cell>
              <table:table-cell office:value-type="float" office:value="26.8393283">
                <text:p>26.8393283</text:p>
              </table:table-cell>
            </table:table-row>
            <table:table-row>
              <table:table-cell office:value-type="string">
                <text:p>greedy_best_first_graph_search, h_pg_setlevel</text:p>
              </table:table-cell>
              <table:table-cell office:value-type="float" office:value="127.1515226">
                <text:p>127.1515226</text:p>
              </table:table-cell>
            </table:table-row>
            <table:table-row>
              <table:table-cell office:value-type="string">
                <text:p>astar_search, h_unmet_goals</text:p>
              </table:table-cell>
              <table:table-cell office:value-type="float" office:value="5.36703919999999">
                <text:p>5.36703919999999</text:p>
              </table:table-cell>
            </table:table-row>
            <table:table-row>
              <table:table-cell office:value-type="string">
                <text:p>astar_search, h_pg_levelsum</text:p>
              </table:table-cell>
              <table:table-cell office:value-type="float" office:value="413.3267877">
                <text:p>413.32678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5cm" svg:height="6.98cm" xlink:href=".." xlink:type="simple" chart:class="chart:scatter" chart:style-name="ch1">
        <chart:legend chart:legend-position="end" svg:x="13.659cm" svg:y="3.198cm" style:legend-expansion="high" chart:style-name="ch2"/>
        <chart:plot-area chart:style-name="ch3" table:cell-range-address="'Actions vs time'.W38:'Actions vs time'.X47" chart:data-source-has-labels="both" svg:x="1.291cm" svg:y="0.139cm" svg:width="12.057cm" svg:height="5.752cm">
          <chartooo:coordinate-region svg:x="2.897cm" svg:y="0.331cm" svg:width="10.259cm" svg:height="4.928cm"/>
          <chart:axis chart:dimension="x" chart:name="primary-x" chart:style-name="ch4" chartooo:axis-type="auto">
            <chart:title svg:x="6.267cm" svg:y="6.031cm" chart:style-name="ch5">
              <text:p>Seach method</text:p>
            </chart:title>
            <chart:categories table:cell-range-address="'Actions vs time'.W39:'Actions vs time'.W47"/>
          </chart:axis>
          <chart:axis chart:dimension="y" chart:name="primary-y" chart:style-name="ch6">
            <chart:title svg:x="0.451cm" svg:y="3.411cm" chart:style-name="ch7">
              <text:p>Time</text:p>
            </chart:title>
            <chart:grid chart:style-name="ch8" chart:class="major"/>
          </chart:axis>
          <chart:series chart:style-name="ch9" chart:values-cell-range-address="'Actions vs time'.X39:'Actions vs time'.X47" chart:label-cell-address="'Actions vs time'.X38:'Actions vs time'.X38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4</text:p>
                <draw:g>
                  <svg:desc>'Actions vs time'.X38:'Actions vs time'.X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time'.W39:'Actions vs time'.W47</svg:desc>
                </draw:g>
              </table:table-cell>
              <table:table-cell office:value-type="float" office:value="62.4931047">
                <text:p>62.4931047</text:p>
                <draw:g>
                  <svg:desc>'Actions vs time'.X39:'Actions vs time'.X47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2255.6572815">
                <text:p>2255.6572815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73.2896267000006">
                <text:p>73.2896267000006</text:p>
              </table:table-cell>
            </table:table-row>
            <table:table-row>
              <table:table-cell office:value-type="string">
                <text:p>greedy_best_first_graph_search, h_unmet_goals</text:p>
              </table:table-cell>
              <table:table-cell office:value-type="float" office:value="0.0368794999994861">
                <text:p>0.0368794999994861</text:p>
              </table:table-cell>
            </table:table-row>
            <table:table-row>
              <table:table-cell office:value-type="string">
                <text:p>greedy_best_first_graph_search, h_pg_levelsum</text:p>
              </table:table-cell>
              <table:table-cell office:value-type="float" office:value="42.1026019999999">
                <text:p>42.1026019999999</text:p>
              </table:table-cell>
            </table:table-row>
            <table:table-row>
              <table:table-cell office:value-type="string">
                <text:p>greedy_best_first_graph_search, h_pg_maxlevel</text:p>
              </table:table-cell>
              <table:table-cell office:value-type="float" office:value="97.1335939999999">
                <text:p>97.1335939999999</text:p>
              </table:table-cell>
            </table:table-row>
            <table:table-row>
              <table:table-cell office:value-type="string">
                <text:p>greedy_best_first_graph_search, h_pg_setlevel</text:p>
              </table:table-cell>
              <table:table-cell office:value-type="float" office:value="596.4100717">
                <text:p>596.4100717</text:p>
              </table:table-cell>
            </table:table-row>
            <table:table-row>
              <table:table-cell office:value-type="string">
                <text:p>astar_search, h_unmet_goals</text:p>
              </table:table-cell>
              <table:table-cell office:value-type="float" office:value="34.6832168000001">
                <text:p>34.6832168000001</text:p>
              </table:table-cell>
            </table:table-row>
            <table:table-row>
              <table:table-cell office:value-type="string">
                <text:p>astar_search, h_pg_levelsum</text:p>
              </table:table-cell>
              <table:table-cell office:value-type="float" office:value="2331.995729">
                <text:p>2331.9957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416cm" svg:height="11.198cm" xlink:href=".." xlink:type="simple" chart:class="chart:scatter" chart:style-name="ch1">
        <chart:legend chart:legend-position="end" svg:x="14.865cm" svg:y="2.128cm" style:legend-expansion="high" chart:style-name="ch2"/>
        <chart:plot-area chart:style-name="ch3" table:cell-range-address="'Actions vs expansions'.F1:'Actions vs expansions'.J12" chart:data-source-has-labels="both" svg:x="1.408cm" svg:y="0.223cm" svg:width="13.029cm" svg:height="9.802cm">
          <chartooo:coordinate-region svg:x="2.231cm" svg:y="0.415cm" svg:width="11.74cm" svg:height="8.978cm"/>
          <chart:axis chart:dimension="x" chart:name="primary-x" chart:style-name="ch4" chartooo:axis-type="auto">
            <chart:title svg:x="7.346cm" svg:y="10.249cm" chart:style-name="ch5">
              <text:p>Actions</text:p>
            </chart:title>
            <chart:categories table:cell-range-address="'Actions vs expansions'.G1:'Actions vs expansions'.J1"/>
          </chart:axis>
          <chart:axis chart:dimension="y" chart:name="primary-y" chart:style-name="ch6">
            <chart:title svg:x="0.451cm" svg:y="5.996cm" chart:style-name="ch7">
              <text:p>Expansions</text:p>
            </chart:title>
            <chart:grid chart:style-name="ch8" chart:class="major"/>
          </chart:axis>
          <chart:series chart:style-name="ch9" chart:values-cell-range-address="'Actions vs expansions'.G2:'Actions vs expansions'.J2" chart:label-cell-address="'Actions vs expansions'.F2:'Actions vs expansions'.F2" chart:class="chart:scatter">
            <chart:domain table:cell-range-address="'Actions vs expansions'.G1:'Actions vs expansions'.J1"/>
            <chart:data-point chart:repeated="4"/>
          </chart:series>
          <chart:series chart:style-name="ch10" chart:values-cell-range-address="'Actions vs expansions'.G3:'Actions vs expansions'.J3" chart:label-cell-address="'Actions vs expansions'.F3:'Actions vs expansions'.F3" chart:class="chart:scatter">
            <chart:data-point chart:repeated="4"/>
          </chart:series>
          <chart:series chart:style-name="ch11" chart:values-cell-range-address="'Actions vs expansions'.G4:'Actions vs expansions'.J4" chart:label-cell-address="'Actions vs expansions'.F4:'Actions vs expansions'.F4" chart:class="chart:scatter">
            <chart:data-point chart:repeated="4"/>
          </chart:series>
          <chart:series chart:style-name="ch12" chart:values-cell-range-address="'Actions vs expansions'.G5:'Actions vs expansions'.J5" chart:label-cell-address="'Actions vs expansions'.F5:'Actions vs expansions'.F5" chart:class="chart:scatter">
            <chart:data-point chart:repeated="4"/>
          </chart:series>
          <chart:series chart:style-name="ch13" chart:values-cell-range-address="'Actions vs expansions'.G6:'Actions vs expansions'.J6" chart:label-cell-address="'Actions vs expansions'.F6:'Actions vs expansions'.F6" chart:class="chart:scatter">
            <chart:data-point chart:repeated="4"/>
          </chart:series>
          <chart:series chart:style-name="ch14" chart:values-cell-range-address="'Actions vs expansions'.G7:'Actions vs expansions'.J7" chart:label-cell-address="'Actions vs expansions'.F7:'Actions vs expansions'.F7" chart:class="chart:scatter">
            <chart:data-point chart:repeated="4"/>
          </chart:series>
          <chart:series chart:style-name="ch15" chart:values-cell-range-address="'Actions vs expansions'.G8:'Actions vs expansions'.J8" chart:label-cell-address="'Actions vs expansions'.F8:'Actions vs expansions'.F8" chart:class="chart:scatter">
            <chart:data-point chart:repeated="4"/>
          </chart:series>
          <chart:series chart:style-name="ch16" chart:values-cell-range-address="'Actions vs expansions'.G9:'Actions vs expansions'.J9" chart:label-cell-address="'Actions vs expansions'.F9:'Actions vs expansions'.F9" chart:class="chart:scatter">
            <chart:data-point chart:repeated="4"/>
          </chart:series>
          <chart:series chart:style-name="ch17" chart:values-cell-range-address="'Actions vs expansions'.G10:'Actions vs expansions'.J10" chart:label-cell-address="'Actions vs expansions'.F10:'Actions vs expansions'.F10" chart:class="chart:scatter">
            <chart:data-point chart:repeated="4"/>
          </chart:series>
          <chart:series chart:style-name="ch18" chart:values-cell-range-address="'Actions vs expansions'.G11:'Actions vs expansions'.J11" chart:label-cell-address="'Actions vs expansions'.F11:'Actions vs expansions'.F11" chart:class="chart:scatter">
            <chart:data-point chart:repeated="4"/>
          </chart:series>
          <chart:series chart:style-name="ch19" chart:values-cell-range-address="'Actions vs expansions'.G12:'Actions vs expansions'.J12" chart:label-cell-address="'Actions vs expansions'.F12:'Actions vs expansions'.F12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Actions vs expansions'.G1:'Actions vs expansions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Actions vs expansions'.G1:'Actions vs expansions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breadth_first_search </text:p>
                <draw:g>
                  <svg:desc>'Actions vs expansions'.F2:'Actions vs expansions'.F2</svg:desc>
                </draw:g>
              </table:table-cell>
              <table:table-cell office:value-type="float" office:value="43">
                <text:p>43</text:p>
                <draw:g>
                  <svg:desc>'Actions vs expansions'.G2:'Actions vs expansions'.J2</svg:desc>
                </draw:g>
              </table:table-cell>
              <table:table-cell office:value-type="float" office:value="3343">
                <text:p>3343</text:p>
              </table:table-cell>
              <table:table-cell office:value-type="float" office:value="14663">
                <text:p>14663</text:p>
              </table:table-cell>
              <table:table-cell office:value-type="float" office:value="99736">
                <text:p>99736</text:p>
              </table:table-cell>
            </table:table-row>
            <table:table-row>
              <table:table-cell office:value-type="string">
                <text:p>depth_first_graph_search</text:p>
                <draw:g>
                  <svg:desc>'Actions vs expansions'.F3:'Actions vs expansions'.F3</svg:desc>
                </draw:g>
              </table:table-cell>
              <table:table-cell office:value-type="float" office:value="21">
                <text:p>21</text:p>
                <draw:g>
                  <svg:desc>'Actions vs expansions'.G3:'Actions vs expansions'.J3</svg:desc>
                </draw:g>
              </table:table-cell>
              <table:table-cell office:value-type="float" office:value="624">
                <text:p>624</text:p>
              </table:table-cell>
              <table:table-cell office:value-type="float" office:value="408">
                <text:p>408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uniform_cost_search</text:p>
                <draw:g>
                  <svg:desc>'Actions vs expansions'.F4:'Actions vs expansions'.F4</svg:desc>
                </draw:g>
              </table:table-cell>
              <table:table-cell office:value-type="float" office:value="60">
                <text:p>60</text:p>
                <draw:g>
                  <svg:desc>'Actions vs expansions'.G4:'Actions vs expansions'.J4</svg:desc>
                </draw:g>
              </table:table-cell>
              <table:table-cell office:value-type="float" office:value="5154">
                <text:p>5154</text:p>
              </table:table-cell>
              <table:table-cell office:value-type="float" office:value="18510">
                <text:p>18510</text:p>
              </table:table-cell>
              <table:table-cell office:value-type="float" office:value="113339">
                <text:p>113339</text:p>
              </table:table-cell>
            </table:table-row>
            <table:table-row>
              <table:table-cell office:value-type="string">
                <text:p>greedy_best_first_graph_search, h_unmet_goals</text:p>
                <draw:g>
                  <svg:desc>'Actions vs expansions'.F5:'Actions vs expansions'.F5</svg:desc>
                </draw:g>
              </table:table-cell>
              <table:table-cell office:value-type="float" office:value="7">
                <text:p>7</text:p>
                <draw:g>
                  <svg:desc>'Actions vs expansions'.G5:'Actions vs expansions'.J5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reedy_best_first_graph_search, h_pg_levelsum</text:p>
                <draw:g>
                  <svg:desc>'Actions vs expansions'.F6:'Actions vs expansions'.F6</svg:desc>
                </draw:g>
              </table:table-cell>
              <table:table-cell office:value-type="float" office:value="6">
                <text:p>6</text:p>
                <draw:g>
                  <svg:desc>'Actions vs expansions'.G6:'Actions vs expansions'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reedy_best_first_graph_search, h_pg_maxlevel</text:p>
                <draw:g>
                  <svg:desc>'Actions vs expansions'.F7:'Actions vs expansions'.F7</svg:desc>
                </draw:g>
              </table:table-cell>
              <table:table-cell office:value-type="float" office:value="6">
                <text:p>6</text:p>
                <draw:g>
                  <svg:desc>'Actions vs expansions'.G7:'Actions vs expansions'.J7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reedy_best_first_graph_search, h_pg_setlevel</text:p>
                <draw:g>
                  <svg:desc>'Actions vs expansions'.F8:'Actions vs expansions'.F8</svg:desc>
                </draw:g>
              </table:table-cell>
              <table:table-cell office:value-type="float" office:value="6">
                <text:p>6</text:p>
                <draw:g>
                  <svg:desc>'Actions vs expansions'.G8:'Actions vs expansions'.J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astar_search, h_unmet_goals</text:p>
                <draw:g>
                  <svg:desc>'Actions vs expansions'.F9:'Actions vs expansions'.F9</svg:desc>
                </draw:g>
              </table:table-cell>
              <table:table-cell office:value-type="float" office:value="50">
                <text:p>50</text:p>
                <draw:g>
                  <svg:desc>'Actions vs expansions'.G9:'Actions vs expansions'.J9</svg:desc>
                </draw:g>
              </table:table-cell>
              <table:table-cell office:value-type="float" office:value="2467">
                <text:p>2467</text:p>
              </table:table-cell>
              <table:table-cell office:value-type="float" office:value="7388">
                <text:p>7388</text:p>
              </table:table-cell>
              <table:table-cell office:value-type="float" office:value="34330">
                <text:p>34330</text:p>
              </table:table-cell>
            </table:table-row>
            <table:table-row>
              <table:table-cell office:value-type="string">
                <text:p>astar_search, h_pg_levelsum</text:p>
                <draw:g>
                  <svg:desc>'Actions vs expansions'.F10:'Actions vs expansions'.F10</svg:desc>
                </draw:g>
              </table:table-cell>
              <table:table-cell office:value-type="float" office:value="28">
                <text:p>28</text:p>
                <draw:g>
                  <svg:desc>'Actions vs expansions'.G10:'Actions vs expansions'.J10</svg:desc>
                </draw:g>
              </table:table-cell>
              <table:table-cell office:value-type="float" office:value="357">
                <text:p>357</text:p>
              </table:table-cell>
              <table:table-cell office:value-type="float" office:value="369">
                <text:p>36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astar_search, h_pg_maxlevel</text:p>
                <draw:g>
                  <svg:desc>'Actions vs expansions'.F11:'Actions vs expansions'.F11</svg:desc>
                </draw:g>
              </table:table-cell>
              <table:table-cell office:value-type="float" office:value="43">
                <text:p>43</text:p>
                <draw:g>
                  <svg:desc>'Actions vs expansions'.G11:'Actions vs expansions'.J11</svg:desc>
                </draw:g>
              </table:table-cell>
              <table:table-cell office:value-type="float" office:value="2887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_search, h_pg_setlevel</text:p>
                <draw:g>
                  <svg:desc>'Actions vs expansions'.F12:'Actions vs expansions'.F12</svg:desc>
                </draw:g>
              </table:table-cell>
              <table:table-cell office:value-type="float" office:value="33">
                <text:p>33</text:p>
                <draw:g>
                  <svg:desc>'Actions vs expansions'.G12:'Actions vs expansions'.J12</svg:desc>
                </draw:g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416cm" svg:height="11.198cm" xlink:href=".." xlink:type="simple" chart:class="chart:scatter" chart:style-name="ch1">
        <chart:legend chart:legend-position="end" svg:x="14.865cm" svg:y="2.128cm" style:legend-expansion="high" chart:style-name="ch2"/>
        <chart:plot-area chart:style-name="ch3" table:cell-range-address="'Actions vs plan'.F1:'Actions vs plan'.J12" chart:data-source-has-labels="both" svg:x="1.408cm" svg:y="0.223cm" svg:width="13.029cm" svg:height="9.802cm">
          <chartooo:coordinate-region svg:x="2.612cm" svg:y="0.415cm" svg:width="11.548cm" svg:height="8.978cm"/>
          <chart:axis chart:dimension="x" chart:name="primary-x" chart:style-name="ch4" chartooo:axis-type="auto">
            <chart:title svg:x="7.346cm" svg:y="10.249cm" chart:style-name="ch5">
              <text:p>Actions</text:p>
            </chart:title>
            <chart:categories table:cell-range-address="'Actions vs plan'.G1:'Actions vs plan'.J1"/>
          </chart:axis>
          <chart:axis chart:dimension="y" chart:name="primary-y" chart:style-name="ch4">
            <chart:title svg:x="0.451cm" svg:y="5.943cm" chart:style-name="ch6">
              <text:p>Plan length</text:p>
            </chart:title>
            <chart:grid chart:style-name="ch7" chart:class="major"/>
          </chart:axis>
          <chart:series chart:style-name="ch8" chart:values-cell-range-address="'Actions vs plan'.G2:'Actions vs plan'.J2" chart:label-cell-address="'Actions vs plan'.F2:'Actions vs plan'.F2" chart:class="chart:scatter">
            <chart:domain table:cell-range-address="'Actions vs plan'.G1:'Actions vs plan'.J1"/>
            <chart:data-point chart:repeated="4"/>
          </chart:series>
          <chart:series chart:style-name="ch9" chart:values-cell-range-address="'Actions vs plan'.G3:'Actions vs plan'.J3" chart:label-cell-address="'Actions vs plan'.F3:'Actions vs plan'.F3" chart:class="chart:scatter">
            <chart:data-point chart:repeated="4"/>
          </chart:series>
          <chart:series chart:style-name="ch10" chart:values-cell-range-address="'Actions vs plan'.G4:'Actions vs plan'.J4" chart:label-cell-address="'Actions vs plan'.F4:'Actions vs plan'.F4" chart:class="chart:scatter">
            <chart:data-point chart:repeated="4"/>
          </chart:series>
          <chart:series chart:style-name="ch11" chart:values-cell-range-address="'Actions vs plan'.G5:'Actions vs plan'.J5" chart:label-cell-address="'Actions vs plan'.F5:'Actions vs plan'.F5" chart:class="chart:scatter">
            <chart:data-point chart:repeated="4"/>
          </chart:series>
          <chart:series chart:style-name="ch12" chart:values-cell-range-address="'Actions vs plan'.G6:'Actions vs plan'.J6" chart:label-cell-address="'Actions vs plan'.F6:'Actions vs plan'.F6" chart:class="chart:scatter">
            <chart:data-point chart:repeated="4"/>
          </chart:series>
          <chart:series chart:style-name="ch13" chart:values-cell-range-address="'Actions vs plan'.G7:'Actions vs plan'.J7" chart:label-cell-address="'Actions vs plan'.F7:'Actions vs plan'.F7" chart:class="chart:scatter">
            <chart:data-point chart:repeated="4"/>
          </chart:series>
          <chart:series chart:style-name="ch14" chart:values-cell-range-address="'Actions vs plan'.G8:'Actions vs plan'.J8" chart:label-cell-address="'Actions vs plan'.F8:'Actions vs plan'.F8" chart:class="chart:scatter">
            <chart:data-point chart:repeated="4"/>
          </chart:series>
          <chart:series chart:style-name="ch15" chart:values-cell-range-address="'Actions vs plan'.G9:'Actions vs plan'.J9" chart:label-cell-address="'Actions vs plan'.F9:'Actions vs plan'.F9" chart:class="chart:scatter">
            <chart:data-point chart:repeated="4"/>
          </chart:series>
          <chart:series chart:style-name="ch16" chart:values-cell-range-address="'Actions vs plan'.G10:'Actions vs plan'.J10" chart:label-cell-address="'Actions vs plan'.F10:'Actions vs plan'.F10" chart:class="chart:scatter">
            <chart:data-point chart:repeated="4"/>
          </chart:series>
          <chart:series chart:style-name="ch17" chart:values-cell-range-address="'Actions vs plan'.G11:'Actions vs plan'.J11" chart:label-cell-address="'Actions vs plan'.F11:'Actions vs plan'.F11" chart:class="chart:scatter">
            <chart:data-point chart:repeated="4"/>
          </chart:series>
          <chart:series chart:style-name="ch18" chart:values-cell-range-address="'Actions vs plan'.G12:'Actions vs plan'.J12" chart:label-cell-address="'Actions vs plan'.F12:'Actions vs plan'.F12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Actions vs plan'.G1:'Actions vs plan'.J1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</table:table-header-rows>
          <table:table-rows>
            <table:table-row>
              <table:table-cell office:value-type="string">
                <text:p>breadth_first_search </text:p>
                <draw:g>
                  <svg:desc>'Actions vs plan'.F2:'Actions vs plan'.F2</svg:desc>
                </draw:g>
              </table:table-cell>
              <table:table-cell office:value-type="float" office:value="6">
                <text:p>6</text:p>
                <draw:g>
                  <svg:desc>'Actions vs plan'.G2:'Actions vs plan'.J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epth_first_graph_search</text:p>
                <draw:g>
                  <svg:desc>'Actions vs plan'.F3:'Actions vs plan'.F3</svg:desc>
                </draw:g>
              </table:table-cell>
              <table:table-cell office:value-type="float" office:value="20">
                <text:p>20</text:p>
                <draw:g>
                  <svg:desc>'Actions vs plan'.G3:'Actions vs plan'.J3</svg:desc>
                </draw:g>
              </table:table-cell>
              <table:table-cell office:value-type="float" office:value="619">
                <text:p>619</text:p>
              </table:table-cell>
              <table:table-cell office:value-type="float" office:value="392">
                <text:p>392</text:p>
              </table:table-cell>
              <table:table-cell office:value-type="float" office:value="24132">
                <text:p>24132</text:p>
              </table:table-cell>
            </table:table-row>
            <table:table-row>
              <table:table-cell office:value-type="string">
                <text:p>uniform_cost_search</text:p>
                <draw:g>
                  <svg:desc>'Actions vs plan'.F4:'Actions vs plan'.F4</svg:desc>
                </draw:g>
              </table:table-cell>
              <table:table-cell office:value-type="float" office:value="6">
                <text:p>6</text:p>
                <draw:g>
                  <svg:desc>'Actions vs plan'.G4:'Actions vs plan'.J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reedy_best_first_graph_search, h_unmet_goals</text:p>
                <draw:g>
                  <svg:desc>'Actions vs plan'.F5:'Actions vs plan'.F5</svg:desc>
                </draw:g>
              </table:table-cell>
              <table:table-cell office:value-type="float" office:value="6">
                <text:p>6</text:p>
                <draw:g>
                  <svg:desc>'Actions vs plan'.G5:'Actions vs plan'.J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reedy_best_first_graph_search, h_pg_levelsum</text:p>
                <draw:g>
                  <svg:desc>'Actions vs plan'.F6:'Actions vs plan'.F6</svg:desc>
                </draw:g>
              </table:table-cell>
              <table:table-cell office:value-type="float" office:value="6">
                <text:p>6</text:p>
                <draw:g>
                  <svg:desc>'Actions vs plan'.G6:'Actions vs plan'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reedy_best_first_graph_search, h_pg_maxlevel</text:p>
                <draw:g>
                  <svg:desc>'Actions vs plan'.F7:'Actions vs plan'.F7</svg:desc>
                </draw:g>
              </table:table-cell>
              <table:table-cell office:value-type="float" office:value="6">
                <text:p>6</text:p>
                <draw:g>
                  <svg:desc>'Actions vs plan'.G7:'Actions vs plan'.J7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reedy_best_first_graph_search, h_pg_setlevel</text:p>
                <draw:g>
                  <svg:desc>'Actions vs plan'.F8:'Actions vs plan'.F8</svg:desc>
                </draw:g>
              </table:table-cell>
              <table:table-cell office:value-type="float" office:value="6">
                <text:p>6</text:p>
                <draw:g>
                  <svg:desc>'Actions vs plan'.G8:'Actions vs plan'.J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star_search, h_unmet_goals</text:p>
                <draw:g>
                  <svg:desc>'Actions vs plan'.F9:'Actions vs plan'.F9</svg:desc>
                </draw:g>
              </table:table-cell>
              <table:table-cell office:value-type="float" office:value="6">
                <text:p>6</text:p>
                <draw:g>
                  <svg:desc>'Actions vs plan'.G9:'Actions vs plan'.J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star_search, h_pg_levelsum</text:p>
                <draw:g>
                  <svg:desc>'Actions vs plan'.F10:'Actions vs plan'.F10</svg:desc>
                </draw:g>
              </table:table-cell>
              <table:table-cell office:value-type="float" office:value="6">
                <text:p>6</text:p>
                <draw:g>
                  <svg:desc>'Actions vs plan'.G10:'Actions vs plan'.J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star_search, h_pg_maxlevel</text:p>
                <draw:g>
                  <svg:desc>'Actions vs plan'.F11:'Actions vs plan'.F11</svg:desc>
                </draw:g>
              </table:table-cell>
              <table:table-cell office:value-type="float" office:value="6">
                <text:p>6</text:p>
                <draw:g>
                  <svg:desc>'Actions vs plan'.G11:'Actions vs plan'.J1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_search, h_pg_setlevel</text:p>
                <draw:g>
                  <svg:desc>'Actions vs plan'.F12:'Actions vs plan'.F12</svg:desc>
                </draw:g>
              </table:table-cell>
              <table:table-cell office:value-type="float" office:value="6">
                <text:p>6</text:p>
                <draw:g>
                  <svg:desc>'Actions vs plan'.G12:'Actions vs plan'.J1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